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6.5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data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ms</text:p>
          </table:table-cell>
          <table:table-cell table:style-name="ce1" office:value-type="string" calcext:value-type="string">
            <text:p>micro joule (10^-6)</text:p>
          </table:table-cell>
          <table:table-cell table:style-name="ce1" table:number-columns-repeated="7"/>
          <table:table-cell/>
          <table:table-cell table:style-name="ce5" office:value-type="string" calcext:value-type="string">
            <text:p>%</text:p>
          </table:table-cell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1"/>
          <table:table-cell table:style-name="ce1" office:value-type="string" calcext:value-type="string">
            <text:p>original loop time (ms)</text:p>
          </table:table-cell>
          <table:table-cell table:style-name="ce1" office:value-type="string" calcext:value-type="string">
            <text:p>orginal loop energy</text:p>
          </table:table-cell>
          <table:table-cell table:style-name="ce1" office:value-type="string" calcext:value-type="string">
            <text:p>original callback time</text:p>
          </table:table-cell>
          <table:table-cell table:style-name="ce1" office:value-type="string" calcext:value-type="string">
            <text:p>original callback energy</text:p>
          </table:table-cell>
          <table:table-cell table:style-name="ce1"/>
          <table:table-cell table:style-name="ce1" office:value-type="string" calcext:value-type="string">
            <text:p>optimized loop time</text:p>
          </table:table-cell>
          <table:table-cell table:style-name="ce1" office:value-type="string" calcext:value-type="string">
            <text:p>optimized loop energy</text:p>
          </table:table-cell>
          <table:table-cell table:style-name="ce1" office:value-type="string" calcext:value-type="string">
            <text:p>optimized callback time</text:p>
          </table:table-cell>
          <table:table-cell table:style-name="ce1" office:value-type="string" calcext:value-type="string">
            <text:p>optimized callback energy</text:p>
          </table:table-cell>
          <table:table-cell/>
          <table:table-cell table:style-name="ce5" office:value-type="string" calcext:value-type="string">
            <text:p>Loop Time</text:p>
          </table:table-cell>
          <table:table-cell table:style-name="ce5" office:value-type="string" calcext:value-type="string">
            <text:p>Loop Energy</text:p>
          </table:table-cell>
          <table:table-cell table:style-name="ce5" office:value-type="string" calcext:value-type="string">
            <text:p>Event Time</text:p>
          </table:table-cell>
          <table:table-cell table:style-name="ce5" office:value-type="string" calcext:value-type="string">
            <text:p>Event Energy</text:p>
          </table:table-cell>
          <table:table-cell table:number-columns-repeated="1009"/>
        </table:table-row>
        <table:table-row table:style-name="ro1">
          <table:table-cell table:style-name="ce1" office:value-type="string" calcext:value-type="string">
            <text:p>App69:ban.card.payanywhere</text:p>
          </table:table-cell>
          <table:table-cell table:style-name="ce1" table:number-columns-repeated="9"/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number-columns-repeated="11"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 office:value-type="string" calcext:value-type="string">
            <text:p>target1, Range: 1 - 20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41592" calcext:value-type="float">
            <text:p>4159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54703" calcext:value-type="float">
            <text:p>54703</text:p>
          </table:table-cell>
          <table:table-cell/>
          <table:table-cell table:style-name="ce2" office:value-type="float" office:value="53" calcext:value-type="float">
            <text:p>53</text:p>
          </table:table-cell>
          <table:table-cell table:style-name="ce2" office:value-type="float" office:value="29022" calcext:value-type="float">
            <text:p>29022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0558" calcext:value-type="float">
            <text:p>40558</text:p>
          </table:table-cell>
          <table:table-cell/>
          <table:table-cell table:style-name="ce6" table:formula="of:=(SUM([.B6:.B20])-SUM([.G6:.G20]))/SUM([.B6:.B20])" office:value-type="percentage" office:value="0.325853658536585" calcext:value-type="percentage">
            <text:p>32.59%</text:p>
          </table:table-cell>
          <table:table-cell table:style-name="ce6" table:formula="of:=(SUM([.C6:.C20])-SUM([.H6:.H20]))/SUM([.C6:.C20])" office:value-type="percentage" office:value="0.363967797210634" calcext:value-type="percentage">
            <text:p>36.40%</text:p>
          </table:table-cell>
          <table:table-cell table:style-name="ce6" table:formula="of:=(SUM([.D6:.D20])-SUM([.I6:.I20]))/SUM([.D6:.D20])" office:value-type="percentage" office:value="0.25668449197861" calcext:value-type="percentage">
            <text:p>25.67%</text:p>
          </table:table-cell>
          <table:table-cell table:style-name="ce6" table:formula="of:=(SUM([.E6:.E20])-SUM([.J6:.J20]))/SUM([.E6:.E20])" office:value-type="percentage" office:value="0.303232179741524" calcext:value-type="percentage">
            <text:p>30.32%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32224" calcext:value-type="float">
            <text:p>32224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1290" calcext:value-type="float">
            <text:p>41290</text:p>
          </table:table-cell>
          <table:table-cell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7195" calcext:value-type="float">
            <text:p>1719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7133" calcext:value-type="float">
            <text:p>2713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71" calcext:value-type="float">
            <text:p>71</text:p>
          </table:table-cell>
          <table:table-cell table:style-name="ce2" office:value-type="float" office:value="35553" calcext:value-type="float">
            <text:p>35553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45391" calcext:value-type="float">
            <text:p>45391</text:p>
          </table:table-cell>
          <table:table-cell/>
          <table:table-cell table:style-name="ce2" office:value-type="float" office:value="55" calcext:value-type="float">
            <text:p>55</text:p>
          </table:table-cell>
          <table:table-cell table:style-name="ce2" office:value-type="float" office:value="24674" calcext:value-type="float">
            <text:p>24674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8544" calcext:value-type="float">
            <text:p>3854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29610" calcext:value-type="float">
            <text:p>2961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39501" calcext:value-type="float">
            <text:p>39501</text:p>
          </table:table-cell>
          <table:table-cell/>
          <table:table-cell table:style-name="ce2" office:value-type="float" office:value="71" calcext:value-type="float">
            <text:p>71</text:p>
          </table:table-cell>
          <table:table-cell table:style-name="ce2" office:value-type="float" office:value="38085" calcext:value-type="float">
            <text:p>38085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2073" calcext:value-type="float">
            <text:p>5207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36870" calcext:value-type="float">
            <text:p>3687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0429" calcext:value-type="float">
            <text:p>50429</text:p>
          </table:table-cell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33094" calcext:value-type="float">
            <text:p>33094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43786" calcext:value-type="float">
            <text:p>4378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65" calcext:value-type="float">
            <text:p>65</text:p>
          </table:table-cell>
          <table:table-cell table:style-name="ce2" office:value-type="float" office:value="30063" calcext:value-type="float">
            <text:p>30063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8373" calcext:value-type="float">
            <text:p>38373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float" office:value="18472" calcext:value-type="float">
            <text:p>18472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26421" calcext:value-type="float">
            <text:p>2642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71" calcext:value-type="float">
            <text:p>71</text:p>
          </table:table-cell>
          <table:table-cell table:style-name="ce2" office:value-type="float" office:value="33162" calcext:value-type="float">
            <text:p>33162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2739" calcext:value-type="float">
            <text:p>42739</text:p>
          </table:table-cell>
          <table:table-cell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8285" calcext:value-type="float">
            <text:p>1828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5574" calcext:value-type="float">
            <text:p>2557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 office:value-type="float" office:value="36719" calcext:value-type="float">
            <text:p>36719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53995" calcext:value-type="float">
            <text:p>53995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float" office:value="20813" calcext:value-type="float">
            <text:p>2081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0100" calcext:value-type="float">
            <text:p>3010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34300" calcext:value-type="float">
            <text:p>3430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3429" calcext:value-type="float">
            <text:p>43429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715" calcext:value-type="float">
            <text:p>1971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8924" calcext:value-type="float">
            <text:p>2892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68" calcext:value-type="float">
            <text:p>68</text:p>
          </table:table-cell>
          <table:table-cell table:style-name="ce2" office:value-type="float" office:value="50097" calcext:value-type="float">
            <text:p>5009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2407" calcext:value-type="float">
            <text:p>62407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float" office:value="19309" calcext:value-type="float">
            <text:p>19309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1146" calcext:value-type="float">
            <text:p>3114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71" calcext:value-type="float">
            <text:p>71</text:p>
          </table:table-cell>
          <table:table-cell table:style-name="ce2" office:value-type="float" office:value="41244" calcext:value-type="float">
            <text:p>41244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55140" calcext:value-type="float">
            <text:p>55140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8318" calcext:value-type="float">
            <text:p>1831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147" calcext:value-type="float">
            <text:p>3014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71" calcext:value-type="float">
            <text:p>71</text:p>
          </table:table-cell>
          <table:table-cell table:style-name="ce2" office:value-type="float" office:value="38289" calcext:value-type="float">
            <text:p>38289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9694" calcext:value-type="float">
            <text:p>49694</text:p>
          </table:table-cell>
          <table:table-cell/>
          <table:table-cell table:style-name="ce2" office:value-type="float" office:value="45" calcext:value-type="float">
            <text:p>45</text:p>
          </table:table-cell>
          <table:table-cell table:style-name="ce2" office:value-type="float" office:value="24729" calcext:value-type="float">
            <text:p>24729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35068" calcext:value-type="float">
            <text:p>3506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 office:value-type="float" office:value="36866" calcext:value-type="float">
            <text:p>3686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8473" calcext:value-type="float">
            <text:p>48473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253" calcext:value-type="float">
            <text:p>30253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43870" calcext:value-type="float">
            <text:p>4387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 office:value-type="float" office:value="36427" calcext:value-type="float">
            <text:p>36427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8529" calcext:value-type="float">
            <text:p>48529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365" calcext:value-type="float">
            <text:p>1936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8296" calcext:value-type="float">
            <text:p>2829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 office:value-type="float" office:value="40228" calcext:value-type="float">
            <text:p>40228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60829" calcext:value-type="float">
            <text:p>60829</text:p>
          </table:table-cell>
          <table:table-cell/>
          <table:table-cell table:style-name="ce2" office:value-type="float" office:value="39" calcext:value-type="float">
            <text:p>39</text:p>
          </table:table-cell>
          <table:table-cell table:style-name="ce2" office:value-type="float" office:value="20552" calcext:value-type="float">
            <text:p>20552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0430" calcext:value-type="float">
            <text:p>3043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6114" calcext:value-type="float">
            <text:p>86114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98976" calcext:value-type="float">
            <text:p>98976</text:p>
          </table:table-cell>
          <table:table-cell/>
          <table:table-cell table:style-name="ce2" office:value-type="float" office:value="66" calcext:value-type="float">
            <text:p>66</text:p>
          </table:table-cell>
          <table:table-cell table:style-name="ce2" office:value-type="float" office:value="36801" calcext:value-type="float">
            <text:p>36801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9803" calcext:value-type="float">
            <text:p>49803</text:p>
          </table:table-cell>
          <table:table-cell/>
          <table:table-cell table:style-name="ce6" table:formula="of:=(SUM([.B21:.B35])-SUM([.G21:.G35]))/SUM([.B21:.B35])" office:value-type="percentage" office:value="0.495456974879743" calcext:value-type="percentage">
            <text:p>49.55%</text:p>
          </table:table-cell>
          <table:table-cell table:style-name="ce6" table:formula="of:=(SUM([.C21:.C35])-SUM([.H21:.H35]))/SUM([.C21:.C35])" office:value-type="percentage" office:value="0.617312734082397" calcext:value-type="percentage">
            <text:p>61.73%</text:p>
          </table:table-cell>
          <table:table-cell table:style-name="ce6" table:formula="of:=(SUM([.D21:.D35])-SUM([.I21:.I35]))/SUM([.D21:.D35])" office:value-type="percentage" office:value="0.427002288329519" calcext:value-type="percentage">
            <text:p>42.70%</text:p>
          </table:table-cell>
          <table:table-cell table:style-name="ce6" table:formula="of:=(SUM([.E21:.E35])-SUM([.J21:.J35]))/SUM([.E21:.E35])" office:value-type="percentage" office:value="0.542455653927345" calcext:value-type="percentage">
            <text:p>54.25%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5662" calcext:value-type="float">
            <text:p>125662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9867" calcext:value-type="float">
            <text:p>149867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30458" calcext:value-type="float">
            <text:p>3045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0649" calcext:value-type="float">
            <text:p>4064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8203" calcext:value-type="float">
            <text:p>8820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01113" calcext:value-type="float">
            <text:p>101113</text:p>
          </table:table-cell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35051" calcext:value-type="float">
            <text:p>3505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7364" calcext:value-type="float">
            <text:p>4736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3563" calcext:value-type="float">
            <text:p>133563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2957" calcext:value-type="float">
            <text:p>152957</text:p>
          </table:table-cell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41328" calcext:value-type="float">
            <text:p>4132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53017" calcext:value-type="float">
            <text:p>5301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84727" calcext:value-type="float">
            <text:p>84727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08006" calcext:value-type="float">
            <text:p>108006</text:p>
          </table:table-cell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32227" calcext:value-type="float">
            <text:p>32227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53845" calcext:value-type="float">
            <text:p>5384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4055" calcext:value-type="float">
            <text:p>8405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95212" calcext:value-type="float">
            <text:p>95212</text:p>
          </table:table-cell>
          <table:table-cell/>
          <table:table-cell table:style-name="ce2" office:value-type="float" office:value="67" calcext:value-type="float">
            <text:p>67</text:p>
          </table:table-cell>
          <table:table-cell table:style-name="ce2" office:value-type="float" office:value="36007" calcext:value-type="float">
            <text:p>3600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8129" calcext:value-type="float">
            <text:p>4812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74965" calcext:value-type="float">
            <text:p>74965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90325" calcext:value-type="float">
            <text:p>90325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29069" calcext:value-type="float">
            <text:p>29069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9656" calcext:value-type="float">
            <text:p>3965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87468" calcext:value-type="float">
            <text:p>87468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04983" calcext:value-type="float">
            <text:p>104983</text:p>
          </table:table-cell>
          <table:table-cell/>
          <table:table-cell table:style-name="ce2" office:value-type="float" office:value="58" calcext:value-type="float">
            <text:p>58</text:p>
          </table:table-cell>
          <table:table-cell table:style-name="ce2" office:value-type="float" office:value="30957" calcext:value-type="float">
            <text:p>30957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40893" calcext:value-type="float">
            <text:p>4089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80287" calcext:value-type="float">
            <text:p>80287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99983" calcext:value-type="float">
            <text:p>99983</text:p>
          </table:table-cell>
          <table:table-cell/>
          <table:table-cell table:style-name="ce2" office:value-type="float" office:value="63" calcext:value-type="float">
            <text:p>63</text:p>
          </table:table-cell>
          <table:table-cell table:style-name="ce2" office:value-type="float" office:value="34328" calcext:value-type="float">
            <text:p>3432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9379" calcext:value-type="float">
            <text:p>4937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90118" calcext:value-type="float">
            <text:p>90118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04313" calcext:value-type="float">
            <text:p>104313</text:p>
          </table:table-cell>
          <table:table-cell/>
          <table:table-cell table:style-name="ce2" office:value-type="float" office:value="68" calcext:value-type="float">
            <text:p>68</text:p>
          </table:table-cell>
          <table:table-cell table:style-name="ce2" office:value-type="float" office:value="36365" calcext:value-type="float">
            <text:p>3636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7161" calcext:value-type="float">
            <text:p>4716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01725" calcext:value-type="float">
            <text:p>101725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29939" calcext:value-type="float">
            <text:p>129939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35411" calcext:value-type="float">
            <text:p>35411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8653" calcext:value-type="float">
            <text:p>4865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5120" calcext:value-type="float">
            <text:p>85120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94750" calcext:value-type="float">
            <text:p>94750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44352" calcext:value-type="float">
            <text:p>44352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72992" calcext:value-type="float">
            <text:p>7299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79814" calcext:value-type="float">
            <text:p>79814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94584" calcext:value-type="float">
            <text:p>94584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33808" calcext:value-type="float">
            <text:p>3380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55897" calcext:value-type="float">
            <text:p>5589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02201" calcext:value-type="float">
            <text:p>102201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28533" calcext:value-type="float">
            <text:p>128533</text:p>
          </table:table-cell>
          <table:table-cell/>
          <table:table-cell table:style-name="ce2" office:value-type="float" office:value="61" calcext:value-type="float">
            <text:p>61</text:p>
          </table:table-cell>
          <table:table-cell table:style-name="ce2" office:value-type="float" office:value="39802" calcext:value-type="float">
            <text:p>39802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7913" calcext:value-type="float">
            <text:p>5791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84378" calcext:value-type="float">
            <text:p>84378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96887" calcext:value-type="float">
            <text:p>96887</text:p>
          </table:table-cell>
          <table:table-cell/>
          <table:table-cell table:style-name="ce2" office:value-type="float" office:value="62" calcext:value-type="float">
            <text:p>62</text:p>
          </table:table-cell>
          <table:table-cell table:style-name="ce2" office:value-type="float" office:value="35359" calcext:value-type="float">
            <text:p>3535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9793" calcext:value-type="float">
            <text:p>4979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98794" calcext:value-type="float">
            <text:p>198794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19547" calcext:value-type="float">
            <text:p>219547</text:p>
          </table:table-cell>
          <table:table-cell/>
          <table:table-cell table:style-name="ce2" office:value-type="float" office:value="87" calcext:value-type="float">
            <text:p>87</text:p>
          </table:table-cell>
          <table:table-cell table:style-name="ce2" office:value-type="float" office:value="74958" calcext:value-type="float">
            <text:p>74958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95755" calcext:value-type="float">
            <text:p>95755</text:p>
          </table:table-cell>
          <table:table-cell/>
          <table:table-cell table:style-name="ce6" table:formula="of:=(SUM([.B36:.B50])-SUM([.G36:.G50]))/SUM([.B36:.B50])" office:value-type="percentage" office:value="0.514689880304679" calcext:value-type="percentage">
            <text:p>51.47%</text:p>
          </table:table-cell>
          <table:table-cell table:style-name="ce6" table:formula="of:=(SUM([.C36:.C50])-SUM([.H36:.H50]))/SUM([.C36:.C50])" office:value-type="percentage" office:value="0.643797001648411" calcext:value-type="percentage">
            <text:p>64.38%</text:p>
          </table:table-cell>
          <table:table-cell table:style-name="ce6" table:formula="of:=(SUM([.D36:.D50])-SUM([.I36:.I50]))/SUM([.D36:.D50])" office:value-type="percentage" office:value="0.460322686862035" calcext:value-type="percentage">
            <text:p>46.03%</text:p>
          </table:table-cell>
          <table:table-cell table:style-name="ce6" table:formula="of:=(SUM([.E36:.E50])-SUM([.J36:.J50]))/SUM([.E36:.E50])" office:value-type="percentage" office:value="0.587657055025844" calcext:value-type="percentage">
            <text:p>58.77%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63868" calcext:value-type="float">
            <text:p>163868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78339" calcext:value-type="float">
            <text:p>178339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61259" calcext:value-type="float">
            <text:p>61259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83486" calcext:value-type="float">
            <text:p>8348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89743" calcext:value-type="float">
            <text:p>189743</text:p>
          </table:table-cell>
          <table:table-cell table:style-name="ce2" office:value-type="float" office:value="208" calcext:value-type="float">
            <text:p>208</text:p>
          </table:table-cell>
          <table:table-cell table:style-name="ce2" office:value-type="float" office:value="207428" calcext:value-type="float">
            <text:p>207428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65447" calcext:value-type="float">
            <text:p>65447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80746" calcext:value-type="float">
            <text:p>8074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174416" calcext:value-type="float">
            <text:p>174416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87526" calcext:value-type="float">
            <text:p>187526</text:p>
          </table:table-cell>
          <table:table-cell/>
          <table:table-cell table:style-name="ce2" office:value-type="float" office:value="86" calcext:value-type="float">
            <text:p>86</text:p>
          </table:table-cell>
          <table:table-cell table:style-name="ce2" office:value-type="float" office:value="60488" calcext:value-type="float">
            <text:p>60488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84092" calcext:value-type="float">
            <text:p>8409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83321" calcext:value-type="float">
            <text:p>18332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97874" calcext:value-type="float">
            <text:p>197874</text:p>
          </table:table-cell>
          <table:table-cell/>
          <table:table-cell table:style-name="ce2" office:value-type="float" office:value="91" calcext:value-type="float">
            <text:p>91</text:p>
          </table:table-cell>
          <table:table-cell table:style-name="ce2" office:value-type="float" office:value="63388" calcext:value-type="float">
            <text:p>63388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83348" calcext:value-type="float">
            <text:p>8334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73392" calcext:value-type="float">
            <text:p>173392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87725" calcext:value-type="float">
            <text:p>187725</text:p>
          </table:table-cell>
          <table:table-cell/>
          <table:table-cell table:style-name="ce2" office:value-type="float" office:value="91" calcext:value-type="float">
            <text:p>91</text:p>
          </table:table-cell>
          <table:table-cell table:style-name="ce2" office:value-type="float" office:value="61603" calcext:value-type="float">
            <text:p>6160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80994" calcext:value-type="float">
            <text:p>8099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82" calcext:value-type="float">
            <text:p>182</text:p>
          </table:table-cell>
          <table:table-cell table:style-name="ce2" office:value-type="float" office:value="168166" calcext:value-type="float">
            <text:p>168166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81649" calcext:value-type="float">
            <text:p>181649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67436" calcext:value-type="float">
            <text:p>6743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80361" calcext:value-type="float">
            <text:p>8036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81" calcext:value-type="float">
            <text:p>181</text:p>
          </table:table-cell>
          <table:table-cell table:style-name="ce2" office:value-type="float" office:value="168075" calcext:value-type="float">
            <text:p>16807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83039" calcext:value-type="float">
            <text:p>183039</text:p>
          </table:table-cell>
          <table:table-cell/>
          <table:table-cell table:style-name="ce2" office:value-type="float" office:value="89" calcext:value-type="float">
            <text:p>89</text:p>
          </table:table-cell>
          <table:table-cell table:style-name="ce2" office:value-type="float" office:value="57251" calcext:value-type="float">
            <text:p>57251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71243" calcext:value-type="float">
            <text:p>7124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85669" calcext:value-type="float">
            <text:p>185669</text:p>
          </table:table-cell>
          <table:table-cell table:style-name="ce2" office:value-type="float" office:value="204" calcext:value-type="float">
            <text:p>204</text:p>
          </table:table-cell>
          <table:table-cell table:style-name="ce2" office:value-type="float" office:value="198622" calcext:value-type="float">
            <text:p>198622</text:p>
          </table:table-cell>
          <table:table-cell/>
          <table:table-cell table:style-name="ce2" office:value-type="float" office:value="90" calcext:value-type="float">
            <text:p>90</text:p>
          </table:table-cell>
          <table:table-cell table:style-name="ce2" office:value-type="float" office:value="66693" calcext:value-type="float">
            <text:p>66693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82657" calcext:value-type="float">
            <text:p>8265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170890" calcext:value-type="float">
            <text:p>170890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84597" calcext:value-type="float">
            <text:p>184597</text:p>
          </table:table-cell>
          <table:table-cell/>
          <table:table-cell table:style-name="ce2" office:value-type="float" office:value="92" calcext:value-type="float">
            <text:p>92</text:p>
          </table:table-cell>
          <table:table-cell table:style-name="ce2" office:value-type="float" office:value="71776" calcext:value-type="float">
            <text:p>71776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89894" calcext:value-type="float">
            <text:p>8989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183" calcext:value-type="float">
            <text:p>183</text:p>
          </table:table-cell>
          <table:table-cell table:style-name="ce2" office:value-type="float" office:value="210631" calcext:value-type="float">
            <text:p>210631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231873" calcext:value-type="float">
            <text:p>231873</text:p>
          </table:table-cell>
          <table:table-cell/>
          <table:table-cell table:style-name="ce2" office:value-type="float" office:value="87" calcext:value-type="float">
            <text:p>87</text:p>
          </table:table-cell>
          <table:table-cell table:style-name="ce2" office:value-type="float" office:value="65332" calcext:value-type="float">
            <text:p>65332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79545" calcext:value-type="float">
            <text:p>7954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90710" calcext:value-type="float">
            <text:p>190710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205482" calcext:value-type="float">
            <text:p>205482</text:p>
          </table:table-cell>
          <table:table-cell/>
          <table:table-cell table:style-name="ce2" office:value-type="float" office:value="91" calcext:value-type="float">
            <text:p>91</text:p>
          </table:table-cell>
          <table:table-cell table:style-name="ce2" office:value-type="float" office:value="71443" calcext:value-type="float">
            <text:p>71443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84450" calcext:value-type="float">
            <text:p>8445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176" calcext:value-type="float">
            <text:p>176</text:p>
          </table:table-cell>
          <table:table-cell table:style-name="ce2" office:value-type="float" office:value="169241" calcext:value-type="float">
            <text:p>169241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86588" calcext:value-type="float">
            <text:p>186588</text:p>
          </table:table-cell>
          <table:table-cell/>
          <table:table-cell table:style-name="ce2" office:value-type="float" office:value="91" calcext:value-type="float">
            <text:p>91</text:p>
          </table:table-cell>
          <table:table-cell table:style-name="ce2" office:value-type="float" office:value="63096" calcext:value-type="float">
            <text:p>63096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77604" calcext:value-type="float">
            <text:p>7760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221764" calcext:value-type="float">
            <text:p>221764</text:p>
          </table:table-cell>
          <table:table-cell table:style-name="ce2" office:value-type="float" office:value="226" calcext:value-type="float">
            <text:p>226</text:p>
          </table:table-cell>
          <table:table-cell table:style-name="ce2" office:value-type="float" office:value="249178" calcext:value-type="float">
            <text:p>249178</text:p>
          </table:table-cell>
          <table:table-cell/>
          <table:table-cell table:style-name="ce2" office:value-type="float" office:value="88" calcext:value-type="float">
            <text:p>88</text:p>
          </table:table-cell>
          <table:table-cell table:style-name="ce2" office:value-type="float" office:value="68815" calcext:value-type="float">
            <text:p>68815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86116" calcext:value-type="float">
            <text:p>8611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199441" calcext:value-type="float">
            <text:p>199441</text:p>
          </table:table-cell>
          <table:table-cell table:style-name="ce2" office:value-type="float" office:value="207" calcext:value-type="float">
            <text:p>207</text:p>
          </table:table-cell>
          <table:table-cell table:style-name="ce2" office:value-type="float" office:value="211500" calcext:value-type="float">
            <text:p>211500</text:p>
          </table:table-cell>
          <table:table-cell/>
          <table:table-cell table:style-name="ce2" office:value-type="float" office:value="85" calcext:value-type="float">
            <text:p>85</text:p>
          </table:table-cell>
          <table:table-cell table:style-name="ce2" office:value-type="float" office:value="67028" calcext:value-type="float">
            <text:p>6702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81260" calcext:value-type="float">
            <text:p>8126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166556" calcext:value-type="float">
            <text:p>166556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float" office:value="188221" calcext:value-type="float">
            <text:p>188221</text:p>
          </table:table-cell>
          <table:table-cell/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67569" calcext:value-type="float">
            <text:p>67569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8251" calcext:value-type="float">
            <text:p>88251</text:p>
          </table:table-cell>
          <table:table-cell/>
          <table:table-cell table:style-name="ce6" table:formula="of:=(SUM([.B51:.B65])-SUM([.G51:.G65]))/SUM([.B51:.B65])" office:value-type="percentage" office:value="0.567021873247336" calcext:value-type="percentage">
            <text:p>56.70%</text:p>
          </table:table-cell>
          <table:table-cell table:style-name="ce6" table:formula="of:=(SUM([.C51:.C65])-SUM([.H51:.H65]))/SUM([.C51:.C65])" office:value-type="percentage" office:value="0.5533668860107" calcext:value-type="percentage">
            <text:p>55.34%</text:p>
          </table:table-cell>
          <table:table-cell table:style-name="ce6" table:formula="of:=(SUM([.D51:.D65])-SUM([.I51:.I65]))/SUM([.D51:.D65])" office:value-type="percentage" office:value="0.526411185914034" calcext:value-type="percentage">
            <text:p>52.64%</text:p>
          </table:table-cell>
          <table:table-cell table:style-name="ce6" table:formula="of:=(SUM([.E51:.E65])-SUM([.J51:.J65]))/SUM([.E51:.E65])" office:value-type="percentage" office:value="0.511306848031387" calcext:value-type="percentage">
            <text:p>51.13%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67583" calcext:value-type="float">
            <text:p>267583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93140" calcext:value-type="float">
            <text:p>293140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4328" calcext:value-type="float">
            <text:p>104328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1171" calcext:value-type="float">
            <text:p>12117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01066" calcext:value-type="float">
            <text:p>201066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17282" calcext:value-type="float">
            <text:p>217282</text:p>
          </table:table-cell>
          <table:table-cell/>
          <table:table-cell table:style-name="ce2" office:value-type="float" office:value="98" calcext:value-type="float">
            <text:p>98</text:p>
          </table:table-cell>
          <table:table-cell table:style-name="ce2" office:value-type="float" office:value="105795" calcext:value-type="float">
            <text:p>105795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26665" calcext:value-type="float">
            <text:p>12666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07222" calcext:value-type="float">
            <text:p>207222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228956" calcext:value-type="float">
            <text:p>228956</text:p>
          </table:table-cell>
          <table:table-cell/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2314" calcext:value-type="float">
            <text:p>102314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22574" calcext:value-type="float">
            <text:p>12257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231" calcext:value-type="float">
            <text:p>231</text:p>
          </table:table-cell>
          <table:table-cell table:style-name="ce2" office:value-type="float" office:value="293255" calcext:value-type="float">
            <text:p>293255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313560" calcext:value-type="float">
            <text:p>313560</text:p>
          </table:table-cell>
          <table:table-cell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12704" calcext:value-type="float">
            <text:p>11270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31331" calcext:value-type="float">
            <text:p>13133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12862" calcext:value-type="float">
            <text:p>212862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37234" calcext:value-type="float">
            <text:p>237234</text:p>
          </table:table-cell>
          <table:table-cell/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1953" calcext:value-type="float">
            <text:p>101953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17996" calcext:value-type="float">
            <text:p>11799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234" calcext:value-type="float">
            <text:p>234</text:p>
          </table:table-cell>
          <table:table-cell table:style-name="ce2" office:value-type="float" office:value="211992" calcext:value-type="float">
            <text:p>211992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33817" calcext:value-type="float">
            <text:p>233817</text:p>
          </table:table-cell>
          <table:table-cell/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15676" calcext:value-type="float">
            <text:p>11567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36715" calcext:value-type="float">
            <text:p>13671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280070" calcext:value-type="float">
            <text:p>280070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307787" calcext:value-type="float">
            <text:p>307787</text:p>
          </table:table-cell>
          <table:table-cell/>
          <table:table-cell table:style-name="ce2" office:value-type="float" office:value="96" calcext:value-type="float">
            <text:p>96</text:p>
          </table:table-cell>
          <table:table-cell table:style-name="ce2" office:value-type="float" office:value="96938" calcext:value-type="float">
            <text:p>96938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6495" calcext:value-type="float">
            <text:p>11649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44613" calcext:value-type="float">
            <text:p>244613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267755" calcext:value-type="float">
            <text:p>267755</text:p>
          </table:table-cell>
          <table:table-cell/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055" calcext:value-type="float">
            <text:p>105055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4132" calcext:value-type="float">
            <text:p>12413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272170" calcext:value-type="float">
            <text:p>272170</text:p>
          </table:table-cell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1644" calcext:value-type="float">
            <text:p>291644</text:p>
          </table:table-cell>
          <table:table-cell/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7769" calcext:value-type="float">
            <text:p>10776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6272" calcext:value-type="float">
            <text:p>12627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17672" calcext:value-type="float">
            <text:p>217672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43441" calcext:value-type="float">
            <text:p>243441</text:p>
          </table:table-cell>
          <table:table-cell/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8122" calcext:value-type="float">
            <text:p>118122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41801" calcext:value-type="float">
            <text:p>14180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69369" calcext:value-type="float">
            <text:p>269369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300142" calcext:value-type="float">
            <text:p>300142</text:p>
          </table:table-cell>
          <table:table-cell/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9187" calcext:value-type="float">
            <text:p>119187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49670" calcext:value-type="float">
            <text:p>14967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229912" calcext:value-type="float">
            <text:p>229912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48175" calcext:value-type="float">
            <text:p>248175</text:p>
          </table:table-cell>
          <table:table-cell/>
          <table:table-cell table:style-name="ce2" office:value-type="float" office:value="99" calcext:value-type="float">
            <text:p>99</text:p>
          </table:table-cell>
          <table:table-cell table:style-name="ce2" office:value-type="float" office:value="110995" calcext:value-type="float">
            <text:p>110995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32643" calcext:value-type="float">
            <text:p>13264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35667" calcext:value-type="float">
            <text:p>235667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264118" calcext:value-type="float">
            <text:p>264118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7518" calcext:value-type="float">
            <text:p>107518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37825" calcext:value-type="float">
            <text:p>13782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239" calcext:value-type="float">
            <text:p>239</text:p>
          </table:table-cell>
          <table:table-cell table:style-name="ce2" office:value-type="float" office:value="253343" calcext:value-type="float">
            <text:p>253343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272581" calcext:value-type="float">
            <text:p>272581</text:p>
          </table:table-cell>
          <table:table-cell/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5588" calcext:value-type="float">
            <text:p>115588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36200" calcext:value-type="float">
            <text:p>13620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 table:number-columns-repeated="5"/>
          <table:table-cell table:number-columns-repeated="6"/>
          <table:table-cell table:style-name="ce6" table:number-columns-repeated="4"/>
          <table:table-cell table:number-columns-repeated="1009"/>
        </table:table-row>
        <table:table-row table:style-name="ro1" table:number-rows-repeated="4">
          <table:table-cell table:number-columns-repeated="2"/>
          <table:table-cell table:style-name="ce2" table:number-columns-repeated="3"/>
          <table:table-cell table:number-columns-repeated="6"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/>
          <table:table-cell table:style-name="ce1" table:number-columns-repeated="8"/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 table:number-columns-repeated="10"/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 table:number-columns-repeated="10"/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 office:value-type="string" calcext:value-type="string">
            <text:p>App180:com.a1.quiz.asvab.free</text:p>
          </table:table-cell>
          <table:table-cell table:style-name="ce1" table:number-columns-repeated="9"/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 office:value-type="string" calcext:value-type="string">
            <text:p>target1, Range: 1 - 50</text:p>
          </table:table-cell>
          <table:table-cell table:style-name="ce1" table:number-columns-repeated="9"/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446068" calcext:value-type="float">
            <text:p>44606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94893" calcext:value-type="float">
            <text:p>794893</text:p>
          </table:table-cell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460" calcext:value-type="float">
            <text:p>11460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19287" calcext:value-type="float">
            <text:p>119287</text:p>
          </table:table-cell>
          <table:table-cell/>
          <table:table-cell table:style-name="ce6" table:formula="of:=(SUM([.B76:.B90])-SUM([.G76:.G90]))/SUM([.B76:.B90])" office:value-type="percentage" office:value="0.927580893682589" calcext:value-type="percentage">
            <text:p>92.76%</text:p>
          </table:table-cell>
          <table:table-cell table:style-name="ce6" table:formula="of:=(SUM([.C76:.C90])-SUM([.H76:.H90]))/SUM([.C76:.C90])" office:value-type="percentage" office:value="0.955683715838754" calcext:value-type="percentage">
            <text:p>95.57%</text:p>
          </table:table-cell>
          <table:table-cell table:style-name="ce6" table:formula="of:=(SUM([.D76:.D90])-SUM([.I76:.I90]))/SUM([.D76:.D90])" office:value-type="percentage" office:value="0.703915171288744" calcext:value-type="percentage">
            <text:p>70.39%</text:p>
          </table:table-cell>
          <table:table-cell table:style-name="ce6" table:formula="of:=(SUM([.E76:.E90])-SUM([.J76:.J90]))/SUM([.E76:.E90])" office:value-type="percentage" office:value="0.810946521277603" calcext:value-type="percentage">
            <text:p>81.09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20815" calcext:value-type="float">
            <text:p>52081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02880" calcext:value-type="float">
            <text:p>702880</text:p>
          </table:table-cell>
          <table:table-cell table:style-name="ce1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093" calcext:value-type="float">
            <text:p>17093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33757" calcext:value-type="float">
            <text:p>13375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416144" calcext:value-type="float">
            <text:p>41614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544428" calcext:value-type="float">
            <text:p>544428</text:p>
          </table:table-cell>
          <table:table-cell table:style-name="ce1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8726" calcext:value-type="float">
            <text:p>18726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8691" calcext:value-type="float">
            <text:p>9869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518275" calcext:value-type="float">
            <text:p>518275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656198" calcext:value-type="float">
            <text:p>656198</text:p>
          </table:table-cell>
          <table:table-cell table:style-name="ce1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098" calcext:value-type="float">
            <text:p>20098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04723" calcext:value-type="float">
            <text:p>10472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468743" calcext:value-type="float">
            <text:p>468743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606235" calcext:value-type="float">
            <text:p>606235</text:p>
          </table:table-cell>
          <table:table-cell table:style-name="ce1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142" calcext:value-type="float">
            <text:p>17142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7458" calcext:value-type="float">
            <text:p>8745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537475" calcext:value-type="float">
            <text:p>537475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701179" calcext:value-type="float">
            <text:p>701179</text:p>
          </table:table-cell>
          <table:table-cell table:style-name="ce1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392" calcext:value-type="float">
            <text:p>2039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138636" calcext:value-type="float">
            <text:p>13863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31521" calcext:value-type="float">
            <text:p>531521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17186" calcext:value-type="float">
            <text:p>717186</text:p>
          </table:table-cell>
          <table:table-cell table:style-name="ce1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858" calcext:value-type="float">
            <text:p>23858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91120" calcext:value-type="float">
            <text:p>19112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472840" calcext:value-type="float">
            <text:p>47284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616173" calcext:value-type="float">
            <text:p>616173</text:p>
          </table:table-cell>
          <table:table-cell table:style-name="ce1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560" calcext:value-type="float">
            <text:p>2756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07507" calcext:value-type="float">
            <text:p>10750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495156" calcext:value-type="float">
            <text:p>49515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672247" calcext:value-type="float">
            <text:p>672247</text:p>
          </table:table-cell>
          <table:table-cell table:style-name="ce1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848" calcext:value-type="float">
            <text:p>2384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2548" calcext:value-type="float">
            <text:p>10254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29529" calcext:value-type="float">
            <text:p>529529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666117" calcext:value-type="float">
            <text:p>666117</text:p>
          </table:table-cell>
          <table:table-cell table:style-name="ce1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657" calcext:value-type="float">
            <text:p>16657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27866" calcext:value-type="float">
            <text:p>12786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4" office:value-type="float" office:value="127" calcext:value-type="float">
            <text:p>127</text:p>
          </table:table-cell>
          <table:table-cell table:style-name="ce3" office:value-type="float" office:value="322648" calcext:value-type="float">
            <text:p>322648</text:p>
          </table:table-cell>
          <table:table-cell table:style-name="ce4" office:value-type="float" office:value="201" calcext:value-type="float">
            <text:p>201</text:p>
          </table:table-cell>
          <table:table-cell table:style-name="ce3" office:value-type="float" office:value="521467" calcext:value-type="float">
            <text:p>521467</text:p>
          </table:table-cell>
          <table:table-cell table:style-name="ce1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5150" calcext:value-type="float">
            <text:p>4515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35121" calcext:value-type="float">
            <text:p>23512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4" office:value-type="float" office:value="138" calcext:value-type="float">
            <text:p>138</text:p>
          </table:table-cell>
          <table:table-cell table:style-name="ce3" office:value-type="float" office:value="369178" calcext:value-type="float">
            <text:p>369178</text:p>
          </table:table-cell>
          <table:table-cell table:style-name="ce4" office:value-type="float" office:value="223" calcext:value-type="float">
            <text:p>223</text:p>
          </table:table-cell>
          <table:table-cell table:style-name="ce3" office:value-type="float" office:value="581054" calcext:value-type="float">
            <text:p>581054</text:p>
          </table:table-cell>
          <table:table-cell table:style-name="ce1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308" calcext:value-type="float">
            <text:p>18308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02849" calcext:value-type="float">
            <text:p>10284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4" office:value-type="float" office:value="211" calcext:value-type="float">
            <text:p>211</text:p>
          </table:table-cell>
          <table:table-cell table:style-name="ce3" office:value-type="float" office:value="646448" calcext:value-type="float">
            <text:p>646448</text:p>
          </table:table-cell>
          <table:table-cell table:style-name="ce4" office:value-type="float" office:value="279" calcext:value-type="float">
            <text:p>279</text:p>
          </table:table-cell>
          <table:table-cell table:style-name="ce3" office:value-type="float" office:value="820271" calcext:value-type="float">
            <text:p>820271</text:p>
          </table:table-cell>
          <table:table-cell table:style-name="ce1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790" calcext:value-type="float">
            <text:p>2079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121582" calcext:value-type="float">
            <text:p>12158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4" office:value-type="float" office:value="171" calcext:value-type="float">
            <text:p>171</text:p>
          </table:table-cell>
          <table:table-cell table:style-name="ce3" office:value-type="float" office:value="505612" calcext:value-type="float">
            <text:p>505612</text:p>
          </table:table-cell>
          <table:table-cell table:style-name="ce4" office:value-type="float" office:value="250" calcext:value-type="float">
            <text:p>250</text:p>
          </table:table-cell>
          <table:table-cell table:style-name="ce3" office:value-type="float" office:value="694657" calcext:value-type="float">
            <text:p>694657</text:p>
          </table:table-cell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751" calcext:value-type="float">
            <text:p>21751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06586" calcext:value-type="float">
            <text:p>10658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4" office:value-type="float" office:value="203" calcext:value-type="float">
            <text:p>203</text:p>
          </table:table-cell>
          <table:table-cell table:style-name="ce3" office:value-type="float" office:value="593474" calcext:value-type="float">
            <text:p>593474</text:p>
          </table:table-cell>
          <table:table-cell table:style-name="ce4" office:value-type="float" office:value="273" calcext:value-type="float">
            <text:p>273</text:p>
          </table:table-cell>
          <table:table-cell table:style-name="ce3" office:value-type="float" office:value="789680" calcext:value-type="float">
            <text:p>789680</text:p>
          </table:table-cell>
          <table:table-cell table:style-name="ce1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952" calcext:value-type="float">
            <text:p>23952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28810" calcext:value-type="float">
            <text:p>12881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4" office:value-type="float" office:value="429" calcext:value-type="float">
            <text:p>429</text:p>
          </table:table-cell>
          <table:table-cell table:style-name="ce3" office:value-type="float" office:value="1911715" calcext:value-type="float">
            <text:p>1911715</text:p>
          </table:table-cell>
          <table:table-cell table:style-name="ce4" office:value-type="float" office:value="510" calcext:value-type="float">
            <text:p>510</text:p>
          </table:table-cell>
          <table:table-cell table:style-name="ce3" office:value-type="float" office:value="2284399" calcext:value-type="float">
            <text:p>2284399</text:p>
          </table:table-cell>
          <table:table-cell table:style-name="ce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959" calcext:value-type="float">
            <text:p>2595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44003" calcext:value-type="float">
            <text:p>144003</text:p>
          </table:table-cell>
          <table:table-cell/>
          <table:table-cell table:style-name="ce6" table:formula="of:=(SUM([.B91:.B105])-SUM([.G91:.G105]))/SUM([.B91:.B105])" office:value-type="percentage" office:value="0.954424925422605" calcext:value-type="percentage">
            <text:p>95.44%</text:p>
          </table:table-cell>
          <table:table-cell table:style-name="ce6" table:formula="of:=(SUM([.C91:.C105])-SUM([.H91:.H105]))/SUM([.C91:.C105])" office:value-type="percentage" office:value="0.975668081621487" calcext:value-type="percentage">
            <text:p>97.57%</text:p>
          </table:table-cell>
          <table:table-cell table:style-name="ce6" table:formula="of:=(SUM([.D91:.D105])-SUM([.I91:.I105]))/SUM([.D91:.D105])" office:value-type="percentage" office:value="0.832023575638507" calcext:value-type="percentage">
            <text:p>83.20%</text:p>
          </table:table-cell>
          <table:table-cell table:style-name="ce6" table:formula="of:=(SUM([.E91:.E105])-SUM([.J91:.J105]))/SUM([.E91:.E105])" office:value-type="percentage" office:value="0.913473049451135" calcext:value-type="percentage">
            <text:p>91.35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422" calcext:value-type="float">
            <text:p>422</text:p>
          </table:table-cell>
          <table:table-cell table:style-name="ce3" office:value-type="float" office:value="1503231" calcext:value-type="float">
            <text:p>1503231</text:p>
          </table:table-cell>
          <table:table-cell table:style-name="ce4" office:value-type="float" office:value="491" calcext:value-type="float">
            <text:p>491</text:p>
          </table:table-cell>
          <table:table-cell table:style-name="ce3" office:value-type="float" office:value="1785614" calcext:value-type="float">
            <text:p>1785614</text:p>
          </table:table-cell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242" calcext:value-type="float">
            <text:p>2624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31834" calcext:value-type="float">
            <text:p>13183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451" calcext:value-type="float">
            <text:p>451</text:p>
          </table:table-cell>
          <table:table-cell table:style-name="ce3" office:value-type="float" office:value="1465737" calcext:value-type="float">
            <text:p>1465737</text:p>
          </table:table-cell>
          <table:table-cell table:style-name="ce4" office:value-type="float" office:value="518" calcext:value-type="float">
            <text:p>518</text:p>
          </table:table-cell>
          <table:table-cell table:style-name="ce3" office:value-type="float" office:value="1706188" calcext:value-type="float">
            <text:p>1706188</text:p>
          </table:table-cell>
          <table:table-cell table:style-name="ce1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634" calcext:value-type="float">
            <text:p>3463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33883" calcext:value-type="float">
            <text:p>13388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383" calcext:value-type="float">
            <text:p>383</text:p>
          </table:table-cell>
          <table:table-cell table:style-name="ce3" office:value-type="float" office:value="1124094" calcext:value-type="float">
            <text:p>112409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395060" calcext:value-type="float">
            <text:p>1395060</text:p>
          </table:table-cell>
          <table:table-cell table:style-name="ce1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557" calcext:value-type="float">
            <text:p>2855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6279" calcext:value-type="float">
            <text:p>11627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416" calcext:value-type="float">
            <text:p>416</text:p>
          </table:table-cell>
          <table:table-cell table:style-name="ce3" office:value-type="float" office:value="1412615" calcext:value-type="float">
            <text:p>1412615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747489" calcext:value-type="float">
            <text:p>1747489</text:p>
          </table:table-cell>
          <table:table-cell table:style-name="ce1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950" calcext:value-type="float">
            <text:p>2995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36776" calcext:value-type="float">
            <text:p>13677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401" calcext:value-type="float">
            <text:p>401</text:p>
          </table:table-cell>
          <table:table-cell table:style-name="ce3" office:value-type="float" office:value="1294621" calcext:value-type="float">
            <text:p>1294621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1584142" calcext:value-type="float">
            <text:p>1584142</text:p>
          </table:table-cell>
          <table:table-cell table:style-name="ce1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072" calcext:value-type="float">
            <text:p>2907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42243" calcext:value-type="float">
            <text:p>14224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407" calcext:value-type="float">
            <text:p>407</text:p>
          </table:table-cell>
          <table:table-cell table:style-name="ce3" office:value-type="float" office:value="1380513" calcext:value-type="float">
            <text:p>1380513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675501" calcext:value-type="float">
            <text:p>1675501</text:p>
          </table:table-cell>
          <table:table-cell table:style-name="ce1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27765" calcext:value-type="float">
            <text:p>2776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34355" calcext:value-type="float">
            <text:p>13435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382" calcext:value-type="float">
            <text:p>382</text:p>
          </table:table-cell>
          <table:table-cell table:style-name="ce3" office:value-type="float" office:value="1472574" calcext:value-type="float">
            <text:p>147257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734118" calcext:value-type="float">
            <text:p>1734118</text:p>
          </table:table-cell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200" calcext:value-type="float">
            <text:p>31200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54087" calcext:value-type="float">
            <text:p>15408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400" calcext:value-type="float">
            <text:p>400</text:p>
          </table:table-cell>
          <table:table-cell table:style-name="ce3" office:value-type="float" office:value="1525980" calcext:value-type="float">
            <text:p>1525980</text:p>
          </table:table-cell>
          <table:table-cell table:style-name="ce4" office:value-type="float" office:value="466" calcext:value-type="float">
            <text:p>466</text:p>
          </table:table-cell>
          <table:table-cell table:style-name="ce3" office:value-type="float" office:value="1778445" calcext:value-type="float">
            <text:p>1778445</text:p>
          </table:table-cell>
          <table:table-cell table:style-name="ce1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637" calcext:value-type="float">
            <text:p>2563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16046" calcext:value-type="float">
            <text:p>11604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417" calcext:value-type="float">
            <text:p>417</text:p>
          </table:table-cell>
          <table:table-cell table:style-name="ce3" office:value-type="float" office:value="1542087" calcext:value-type="float">
            <text:p>1542087</text:p>
          </table:table-cell>
          <table:table-cell table:style-name="ce4" office:value-type="float" office:value="493" calcext:value-type="float">
            <text:p>493</text:p>
          </table:table-cell>
          <table:table-cell table:style-name="ce3" office:value-type="float" office:value="1848007" calcext:value-type="float">
            <text:p>1848007</text:p>
          </table:table-cell>
          <table:table-cell table:style-name="ce1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33198" calcext:value-type="float">
            <text:p>33198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47927" calcext:value-type="float">
            <text:p>14792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4" office:value-type="float" office:value="417" calcext:value-type="float">
            <text:p>417</text:p>
          </table:table-cell>
          <table:table-cell table:style-name="ce3" office:value-type="float" office:value="1552867" calcext:value-type="float">
            <text:p>1552867</text:p>
          </table:table-cell>
          <table:table-cell table:style-name="ce4" office:value-type="float" office:value="493" calcext:value-type="float">
            <text:p>493</text:p>
          </table:table-cell>
          <table:table-cell table:style-name="ce3" office:value-type="float" office:value="1848697" calcext:value-type="float">
            <text:p>1848697</text:p>
          </table:table-cell>
          <table:table-cell table:style-name="ce1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527" calcext:value-type="float">
            <text:p>33527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181489" calcext:value-type="float">
            <text:p>18148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4" office:value-type="float" office:value="398" calcext:value-type="float">
            <text:p>398</text:p>
          </table:table-cell>
          <table:table-cell table:style-name="ce3" office:value-type="float" office:value="1437285" calcext:value-type="float">
            <text:p>1437285</text:p>
          </table:table-cell>
          <table:table-cell table:style-name="ce4" office:value-type="float" office:value="464" calcext:value-type="float">
            <text:p>464</text:p>
          </table:table-cell>
          <table:table-cell table:style-name="ce3" office:value-type="float" office:value="1715174" calcext:value-type="float">
            <text:p>1715174</text:p>
          </table:table-cell>
          <table:table-cell table:style-name="ce1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48317" calcext:value-type="float">
            <text:p>4831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78665" calcext:value-type="float">
            <text:p>17866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4" office:value-type="float" office:value="289" calcext:value-type="float">
            <text:p>289</text:p>
          </table:table-cell>
          <table:table-cell table:style-name="ce3" office:value-type="float" office:value="963947" calcext:value-type="float">
            <text:p>963947</text:p>
          </table:table-cell>
          <table:table-cell table:style-name="ce4" office:value-type="float" office:value="353" calcext:value-type="float">
            <text:p>353</text:p>
          </table:table-cell>
          <table:table-cell table:style-name="ce3" office:value-type="float" office:value="1241512" calcext:value-type="float">
            <text:p>1241512</text:p>
          </table:table-cell>
          <table:table-cell table:style-name="ce1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874" calcext:value-type="float">
            <text:p>21874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27928" calcext:value-type="float">
            <text:p>12792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4" office:value-type="float" office:value="410" calcext:value-type="float">
            <text:p>410</text:p>
          </table:table-cell>
          <table:table-cell table:style-name="ce3" office:value-type="float" office:value="1685775" calcext:value-type="float">
            <text:p>1685775</text:p>
          </table:table-cell>
          <table:table-cell table:style-name="ce4" office:value-type="float" office:value="502" calcext:value-type="float">
            <text:p>502</text:p>
          </table:table-cell>
          <table:table-cell table:style-name="ce3" office:value-type="float" office:value="2047246" calcext:value-type="float">
            <text:p>2047246</text:p>
          </table:table-cell>
          <table:table-cell table:style-name="ce1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56825" calcext:value-type="float">
            <text:p>5682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83472" calcext:value-type="float">
            <text:p>18347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4" office:value-type="float" office:value="412" calcext:value-type="float">
            <text:p>412</text:p>
          </table:table-cell>
          <table:table-cell table:style-name="ce3" office:value-type="float" office:value="1557338" calcext:value-type="float">
            <text:p>1557338</text:p>
          </table:table-cell>
          <table:table-cell table:style-name="ce4" office:value-type="float" office:value="474" calcext:value-type="float">
            <text:p>474</text:p>
          </table:table-cell>
          <table:table-cell table:style-name="ce3" office:value-type="float" office:value="1833347" calcext:value-type="float">
            <text:p>1833347</text:p>
          </table:table-cell>
          <table:table-cell table:style-name="ce1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78418" calcext:value-type="float">
            <text:p>78418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40177" calcext:value-type="float">
            <text:p>24017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4" office:value-type="float" office:value="515" calcext:value-type="float">
            <text:p>515</text:p>
          </table:table-cell>
          <table:table-cell table:style-name="ce3" office:value-type="float" office:value="2260821" calcext:value-type="float">
            <text:p>2260821</text:p>
          </table:table-cell>
          <table:table-cell table:style-name="ce4" office:value-type="float" office:value="583" calcext:value-type="float">
            <text:p>583</text:p>
          </table:table-cell>
          <table:table-cell table:style-name="ce3" office:value-type="float" office:value="2546965" calcext:value-type="float">
            <text:p>2546965</text:p>
          </table:table-cell>
          <table:table-cell table:style-name="ce1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72988" calcext:value-type="float">
            <text:p>72988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82541" calcext:value-type="float">
            <text:p>282541</text:p>
          </table:table-cell>
          <table:table-cell/>
          <table:table-cell table:style-name="ce6" table:formula="of:=(SUM([.B106:.B120])-SUM([.G106:.G120]))/SUM([.B106:.B120])" office:value-type="percentage" office:value="0.958557865024378" calcext:value-type="percentage">
            <text:p>95.86%</text:p>
          </table:table-cell>
          <table:table-cell table:style-name="ce6" table:formula="of:=(SUM([.C106:.C120])-SUM([.H106:.H120]))/SUM([.C106:.C120])" office:value-type="percentage" office:value="0.970434086340335" calcext:value-type="percentage">
            <text:p>97.04%</text:p>
          </table:table-cell>
          <table:table-cell table:style-name="ce6" table:formula="of:=(SUM([.D106:.D120])-SUM([.I106:.I120]))/SUM([.D106:.D120])" office:value-type="percentage" office:value="0.856347312194568" calcext:value-type="percentage">
            <text:p>85.63%</text:p>
          </table:table-cell>
          <table:table-cell table:style-name="ce6" table:formula="of:=(SUM([.E106:.E120])-SUM([.J106:.J120]))/SUM([.E106:.E120])" office:value-type="percentage" office:value="0.890834258132545" calcext:value-type="percentage">
            <text:p>89.08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540" calcext:value-type="float">
            <text:p>540</text:p>
          </table:table-cell>
          <table:table-cell table:style-name="ce3" office:value-type="float" office:value="2139070" calcext:value-type="float">
            <text:p>2139070</text:p>
          </table:table-cell>
          <table:table-cell table:style-name="ce4" office:value-type="float" office:value="604" calcext:value-type="float">
            <text:p>604</text:p>
          </table:table-cell>
          <table:table-cell table:style-name="ce3" office:value-type="float" office:value="2390504" calcext:value-type="float">
            <text:p>2390504</text:p>
          </table:table-cell>
          <table:table-cell table:style-name="ce1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52892" calcext:value-type="float">
            <text:p>52892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32514" calcext:value-type="float">
            <text:p>23251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451" calcext:value-type="float">
            <text:p>451</text:p>
          </table:table-cell>
          <table:table-cell table:style-name="ce3" office:value-type="float" office:value="1607696" calcext:value-type="float">
            <text:p>1607696</text:p>
          </table:table-cell>
          <table:table-cell table:style-name="ce4" office:value-type="float" office:value="502" calcext:value-type="float">
            <text:p>502</text:p>
          </table:table-cell>
          <table:table-cell table:style-name="ce3" office:value-type="float" office:value="1835990" calcext:value-type="float">
            <text:p>1835990</text:p>
          </table:table-cell>
          <table:table-cell table:style-name="ce1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469" calcext:value-type="float">
            <text:p>3246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60580" calcext:value-type="float">
            <text:p>16058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525" calcext:value-type="float">
            <text:p>525</text:p>
          </table:table-cell>
          <table:table-cell table:style-name="ce3" office:value-type="float" office:value="2011835" calcext:value-type="float">
            <text:p>2011835</text:p>
          </table:table-cell>
          <table:table-cell table:style-name="ce4" office:value-type="float" office:value="597" calcext:value-type="float">
            <text:p>597</text:p>
          </table:table-cell>
          <table:table-cell table:style-name="ce3" office:value-type="float" office:value="2261555" calcext:value-type="float">
            <text:p>2261555</text:p>
          </table:table-cell>
          <table:table-cell table:style-name="ce1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50619" calcext:value-type="float">
            <text:p>5061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06716" calcext:value-type="float">
            <text:p>20671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496" calcext:value-type="float">
            <text:p>496</text:p>
          </table:table-cell>
          <table:table-cell table:style-name="ce3" office:value-type="float" office:value="2011870" calcext:value-type="float">
            <text:p>2011870</text:p>
          </table:table-cell>
          <table:table-cell table:style-name="ce4" office:value-type="float" office:value="572" calcext:value-type="float">
            <text:p>572</text:p>
          </table:table-cell>
          <table:table-cell table:style-name="ce3" office:value-type="float" office:value="2317590" calcext:value-type="float">
            <text:p>2317590</text:p>
          </table:table-cell>
          <table:table-cell table:style-name="ce1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64368" calcext:value-type="float">
            <text:p>6436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254183" calcext:value-type="float">
            <text:p>25418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507" calcext:value-type="float">
            <text:p>507</text:p>
          </table:table-cell>
          <table:table-cell table:style-name="ce3" office:value-type="float" office:value="2040383" calcext:value-type="float">
            <text:p>2040383</text:p>
          </table:table-cell>
          <table:table-cell table:style-name="ce4" office:value-type="float" office:value="564" calcext:value-type="float">
            <text:p>564</text:p>
          </table:table-cell>
          <table:table-cell table:style-name="ce3" office:value-type="float" office:value="2252922" calcext:value-type="float">
            <text:p>2252922</text:p>
          </table:table-cell>
          <table:table-cell table:style-name="ce1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107" calcext:value-type="float">
            <text:p>6010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230251" calcext:value-type="float">
            <text:p>23025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519" calcext:value-type="float">
            <text:p>519</text:p>
          </table:table-cell>
          <table:table-cell table:style-name="ce3" office:value-type="float" office:value="2092019" calcext:value-type="float">
            <text:p>2092019</text:p>
          </table:table-cell>
          <table:table-cell table:style-name="ce4" office:value-type="float" office:value="584" calcext:value-type="float">
            <text:p>584</text:p>
          </table:table-cell>
          <table:table-cell table:style-name="ce3" office:value-type="float" office:value="2318162" calcext:value-type="float">
            <text:p>2318162</text:p>
          </table:table-cell>
          <table:table-cell table:style-name="ce1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55969" calcext:value-type="float">
            <text:p>55969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95078" calcext:value-type="float">
            <text:p>19507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520" calcext:value-type="float">
            <text:p>520</text:p>
          </table:table-cell>
          <table:table-cell table:style-name="ce3" office:value-type="float" office:value="2087585" calcext:value-type="float">
            <text:p>2087585</text:p>
          </table:table-cell>
          <table:table-cell table:style-name="ce4" office:value-type="float" office:value="601" calcext:value-type="float">
            <text:p>601</text:p>
          </table:table-cell>
          <table:table-cell table:style-name="ce3" office:value-type="float" office:value="2356981" calcext:value-type="float">
            <text:p>2356981</text:p>
          </table:table-cell>
          <table:table-cell table:style-name="ce1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79402" calcext:value-type="float">
            <text:p>7940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75554" calcext:value-type="float">
            <text:p>37555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473" calcext:value-type="float">
            <text:p>473</text:p>
          </table:table-cell>
          <table:table-cell table:style-name="ce3" office:value-type="float" office:value="1823280" calcext:value-type="float">
            <text:p>1823280</text:p>
          </table:table-cell>
          <table:table-cell table:style-name="ce4" office:value-type="float" office:value="541" calcext:value-type="float">
            <text:p>541</text:p>
          </table:table-cell>
          <table:table-cell table:style-name="ce3" office:value-type="float" office:value="2118812" calcext:value-type="float">
            <text:p>2118812</text:p>
          </table:table-cell>
          <table:table-cell table:style-name="ce1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83761" calcext:value-type="float">
            <text:p>8376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57969" calcext:value-type="float">
            <text:p>25796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514" calcext:value-type="float">
            <text:p>514</text:p>
          </table:table-cell>
          <table:table-cell table:style-name="ce3" office:value-type="float" office:value="2248693" calcext:value-type="float">
            <text:p>2248693</text:p>
          </table:table-cell>
          <table:table-cell table:style-name="ce4" office:value-type="float" office:value="577" calcext:value-type="float">
            <text:p>577</text:p>
          </table:table-cell>
          <table:table-cell table:style-name="ce3" office:value-type="float" office:value="2504334" calcext:value-type="float">
            <text:p>2504334</text:p>
          </table:table-cell>
          <table:table-cell table:style-name="ce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1598" calcext:value-type="float">
            <text:p>6159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48386" calcext:value-type="float">
            <text:p>24838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4" office:value-type="float" office:value="508" calcext:value-type="float">
            <text:p>508</text:p>
          </table:table-cell>
          <table:table-cell table:style-name="ce3" office:value-type="float" office:value="2080844" calcext:value-type="float">
            <text:p>2080844</text:p>
          </table:table-cell>
          <table:table-cell table:style-name="ce4" office:value-type="float" office:value="569" calcext:value-type="float">
            <text:p>569</text:p>
          </table:table-cell>
          <table:table-cell table:style-name="ce3" office:value-type="float" office:value="2290989" calcext:value-type="float">
            <text:p>2290989</text:p>
          </table:table-cell>
          <table:table-cell table:style-name="ce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71306" calcext:value-type="float">
            <text:p>7130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314169" calcext:value-type="float">
            <text:p>31416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4" office:value-type="float" office:value="636" calcext:value-type="float">
            <text:p>636</text:p>
          </table:table-cell>
          <table:table-cell table:style-name="ce3" office:value-type="float" office:value="2696103" calcext:value-type="float">
            <text:p>2696103</text:p>
          </table:table-cell>
          <table:table-cell table:style-name="ce4" office:value-type="float" office:value="705" calcext:value-type="float">
            <text:p>705</text:p>
          </table:table-cell>
          <table:table-cell table:style-name="ce3" office:value-type="float" office:value="2945727" calcext:value-type="float">
            <text:p>2945727</text:p>
          </table:table-cell>
          <table:table-cell table:style-name="ce1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58822" calcext:value-type="float">
            <text:p>58822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268054" calcext:value-type="float">
            <text:p>26805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4" office:value-type="float" office:value="570" calcext:value-type="float">
            <text:p>570</text:p>
          </table:table-cell>
          <table:table-cell table:style-name="ce3" office:value-type="float" office:value="2436155" calcext:value-type="float">
            <text:p>2436155</text:p>
          </table:table-cell>
          <table:table-cell table:style-name="ce4" office:value-type="float" office:value="637" calcext:value-type="float">
            <text:p>637</text:p>
          </table:table-cell>
          <table:table-cell table:style-name="ce3" office:value-type="float" office:value="2644215" calcext:value-type="float">
            <text:p>2644215</text:p>
          </table:table-cell>
          <table:table-cell table:style-name="ce1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71750" calcext:value-type="float">
            <text:p>71750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85010" calcext:value-type="float">
            <text:p>28501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4" office:value-type="float" office:value="503" calcext:value-type="float">
            <text:p>503</text:p>
          </table:table-cell>
          <table:table-cell table:style-name="ce3" office:value-type="float" office:value="2190944" calcext:value-type="float">
            <text:p>2190944</text:p>
          </table:table-cell>
          <table:table-cell table:style-name="ce4" office:value-type="float" office:value="567" calcext:value-type="float">
            <text:p>567</text:p>
          </table:table-cell>
          <table:table-cell table:style-name="ce3" office:value-type="float" office:value="2423176" calcext:value-type="float">
            <text:p>2423176</text:p>
          </table:table-cell>
          <table:table-cell table:style-name="ce1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60466" calcext:value-type="float">
            <text:p>60466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92357" calcext:value-type="float">
            <text:p>29235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4" office:value-type="float" office:value="517" calcext:value-type="float">
            <text:p>517</text:p>
          </table:table-cell>
          <table:table-cell table:style-name="ce3" office:value-type="float" office:value="2226898" calcext:value-type="float">
            <text:p>2226898</text:p>
          </table:table-cell>
          <table:table-cell table:style-name="ce4" office:value-type="float" office:value="596" calcext:value-type="float">
            <text:p>596</text:p>
          </table:table-cell>
          <table:table-cell table:style-name="ce3" office:value-type="float" office:value="2555697" calcext:value-type="float">
            <text:p>2555697</text:p>
          </table:table-cell>
          <table:table-cell table:style-name="ce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8238" calcext:value-type="float">
            <text:p>6823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300800" calcext:value-type="float">
            <text:p>30080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4" office:value-type="float" office:value="904" calcext:value-type="float">
            <text:p>904</text:p>
          </table:table-cell>
          <table:table-cell table:style-name="ce3" office:value-type="float" office:value="3442348" calcext:value-type="float">
            <text:p>3442348</text:p>
          </table:table-cell>
          <table:table-cell table:style-name="ce4" office:value-type="float" office:value="990" calcext:value-type="float">
            <text:p>990</text:p>
          </table:table-cell>
          <table:table-cell table:style-name="ce3" office:value-type="float" office:value="3583421" calcext:value-type="float">
            <text:p>3583421</text:p>
          </table:table-cell>
          <table:table-cell table:style-name="ce1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75479" calcext:value-type="float">
            <text:p>7547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51821" calcext:value-type="float">
            <text:p>351821</text:p>
          </table:table-cell>
          <table:table-cell/>
          <table:table-cell table:style-name="ce6" table:formula="of:=(SUM([.B121:.B135])-SUM([.G121:.G135]))/SUM([.B121:.B135])" office:value-type="percentage" office:value="0.972222222222222" calcext:value-type="percentage">
            <text:p>97.22%</text:p>
          </table:table-cell>
          <table:table-cell table:style-name="ce6" table:formula="of:=(SUM([.C121:.C135])-SUM([.H121:.H135]))/SUM([.C121:.C135])" office:value-type="percentage" office:value="0.973308001695028" calcext:value-type="percentage">
            <text:p>97.33%</text:p>
          </table:table-cell>
          <table:table-cell table:style-name="ce6" table:formula="of:=(SUM([.D121:.D135])-SUM([.I121:.I135]))/SUM([.D121:.D135])" office:value-type="percentage" office:value="0.905538639988401" calcext:value-type="percentage">
            <text:p>90.55%</text:p>
          </table:table-cell>
          <table:table-cell table:style-name="ce6" table:formula="of:=(SUM([.E121:.E135])-SUM([.J121:.J135]))/SUM([.E121:.E135])" office:value-type="percentage" office:value="0.901337632462372" calcext:value-type="percentage">
            <text:p>90.13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872" calcext:value-type="float">
            <text:p>872</text:p>
          </table:table-cell>
          <table:table-cell table:style-name="ce3" office:value-type="float" office:value="3046765" calcext:value-type="float">
            <text:p>3046765</text:p>
          </table:table-cell>
          <table:table-cell table:style-name="ce4" office:value-type="float" office:value="951" calcext:value-type="float">
            <text:p>951</text:p>
          </table:table-cell>
          <table:table-cell table:style-name="ce3" office:value-type="float" office:value="3137170" calcext:value-type="float">
            <text:p>3137170</text:p>
          </table:table-cell>
          <table:table-cell table:style-name="ce1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70248" calcext:value-type="float">
            <text:p>70248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54827" calcext:value-type="float">
            <text:p>254827</text:p>
          </table:table-cell>
          <table:table-cell/>
          <table:table-cell table:style-name="ce6" table:number-columns-repeated="3"/>
          <table:table-cell table:style-name="ce6" table:formula="of:=SUM([.E121:.E135])" office:value-type="string" office:string-value="4674931400.00%" calcext:value-type="string">
            <text:p>4674931400.00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919" calcext:value-type="float">
            <text:p>919</text:p>
          </table:table-cell>
          <table:table-cell table:style-name="ce3" office:value-type="float" office:value="2888916" calcext:value-type="float">
            <text:p>2888916</text:p>
          </table:table-cell>
          <table:table-cell table:style-name="ce4" office:value-type="float" office:value="991" calcext:value-type="float">
            <text:p>991</text:p>
          </table:table-cell>
          <table:table-cell table:style-name="ce3" office:value-type="float" office:value="2985929" calcext:value-type="float">
            <text:p>2985929</text:p>
          </table:table-cell>
          <table:table-cell table:style-name="ce1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75436" calcext:value-type="float">
            <text:p>75436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52411" calcext:value-type="float">
            <text:p>252411</text:p>
          </table:table-cell>
          <table:table-cell/>
          <table:table-cell table:style-name="ce6" table:number-columns-repeated="3"/>
          <table:table-cell table:style-name="ce6" table:formula="of:=SUM([.J121:.J135])" office:value-type="string" office:string-value="461239800.00%" calcext:value-type="string">
            <text:p>461239800.00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909" calcext:value-type="float">
            <text:p>909</text:p>
          </table:table-cell>
          <table:table-cell table:style-name="ce3" office:value-type="float" office:value="2948145" calcext:value-type="float">
            <text:p>2948145</text:p>
          </table:table-cell>
          <table:table-cell table:style-name="ce4" office:value-type="float" office:value="982" calcext:value-type="float">
            <text:p>982</text:p>
          </table:table-cell>
          <table:table-cell table:style-name="ce3" office:value-type="float" office:value="3037839" calcext:value-type="float">
            <text:p>3037839</text:p>
          </table:table-cell>
          <table:table-cell table:style-name="ce1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468" calcext:value-type="float">
            <text:p>52468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239598" calcext:value-type="float">
            <text:p>23959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4" office:value-type="float" office:value="878" calcext:value-type="float">
            <text:p>878</text:p>
          </table:table-cell>
          <table:table-cell table:style-name="ce3" office:value-type="float" office:value="2989205" calcext:value-type="float">
            <text:p>2989205</text:p>
          </table:table-cell>
          <table:table-cell table:style-name="ce4" office:value-type="float" office:value="953" calcext:value-type="float">
            <text:p>953</text:p>
          </table:table-cell>
          <table:table-cell table:style-name="ce3" office:value-type="float" office:value="3080328" calcext:value-type="float">
            <text:p>3080328</text:p>
          </table:table-cell>
          <table:table-cell table:style-name="ce1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7905" calcext:value-type="float">
            <text:p>147905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474995" calcext:value-type="float">
            <text:p>47499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869" calcext:value-type="float">
            <text:p>869</text:p>
          </table:table-cell>
          <table:table-cell table:style-name="ce2" office:value-type="float" office:value="3023605" calcext:value-type="float">
            <text:p>3023605</text:p>
          </table:table-cell>
          <table:table-cell table:style-name="ce2" office:value-type="float" office:value="938" calcext:value-type="float">
            <text:p>938</text:p>
          </table:table-cell>
          <table:table-cell table:style-name="ce2" office:value-type="float" office:value="3121177" calcext:value-type="float">
            <text:p>3121177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56276" calcext:value-type="float">
            <text:p>5627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78464" calcext:value-type="float">
            <text:p>27846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3017360" calcext:value-type="float">
            <text:p>3017360</text:p>
          </table:table-cell>
          <table:table-cell table:style-name="ce2" office:value-type="float" office:value="944" calcext:value-type="float">
            <text:p>944</text:p>
          </table:table-cell>
          <table:table-cell table:style-name="ce2" office:value-type="float" office:value="3120433" calcext:value-type="float">
            <text:p>3120433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66950" calcext:value-type="float">
            <text:p>66950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36619" calcext:value-type="float">
            <text:p>23661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721" calcext:value-type="float">
            <text:p>721</text:p>
          </table:table-cell>
          <table:table-cell table:style-name="ce2" office:value-type="float" office:value="2839499" calcext:value-type="float">
            <text:p>2839499</text:p>
          </table:table-cell>
          <table:table-cell table:style-name="ce2" office:value-type="float" office:value="793" calcext:value-type="float">
            <text:p>793</text:p>
          </table:table-cell>
          <table:table-cell table:style-name="ce2" office:value-type="float" office:value="2949586" calcext:value-type="float">
            <text:p>2949586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81794" calcext:value-type="float">
            <text:p>8179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262983" calcext:value-type="float">
            <text:p>26298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904" calcext:value-type="float">
            <text:p>904</text:p>
          </table:table-cell>
          <table:table-cell table:style-name="ce2" office:value-type="float" office:value="2978943" calcext:value-type="float">
            <text:p>2978943</text:p>
          </table:table-cell>
          <table:table-cell table:style-name="ce2" office:value-type="float" office:value="985" calcext:value-type="float">
            <text:p>985</text:p>
          </table:table-cell>
          <table:table-cell table:style-name="ce2" office:value-type="float" office:value="3104463" calcext:value-type="float">
            <text:p>3104463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79957" calcext:value-type="float">
            <text:p>79957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303482" calcext:value-type="float">
            <text:p>30348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871" calcext:value-type="float">
            <text:p>871</text:p>
          </table:table-cell>
          <table:table-cell table:style-name="ce2" office:value-type="float" office:value="3008991" calcext:value-type="float">
            <text:p>3008991</text:p>
          </table:table-cell>
          <table:table-cell table:style-name="ce2" office:value-type="float" office:value="949" calcext:value-type="float">
            <text:p>949</text:p>
          </table:table-cell>
          <table:table-cell table:style-name="ce2" office:value-type="float" office:value="3127673" calcext:value-type="float">
            <text:p>3127673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78425" calcext:value-type="float">
            <text:p>78425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331172" calcext:value-type="float">
            <text:p>33117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783" calcext:value-type="float">
            <text:p>783</text:p>
          </table:table-cell>
          <table:table-cell table:style-name="ce2" office:value-type="float" office:value="3055654" calcext:value-type="float">
            <text:p>3055654</text:p>
          </table:table-cell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3160036" calcext:value-type="float">
            <text:p>3160036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90978" calcext:value-type="float">
            <text:p>90978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48992" calcext:value-type="float">
            <text:p>34899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2496167" calcext:value-type="float">
            <text:p>2496167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2713625" calcext:value-type="float">
            <text:p>2713625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table:style-name="ce2" office:value-type="float" office:value="74606" calcext:value-type="float">
            <text:p>74606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303242" calcext:value-type="float">
            <text:p>30324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774" calcext:value-type="float">
            <text:p>774</text:p>
          </table:table-cell>
          <table:table-cell table:style-name="ce2" office:value-type="float" office:value="3173124" calcext:value-type="float">
            <text:p>3173124</text:p>
          </table:table-cell>
          <table:table-cell table:style-name="ce2" office:value-type="float" office:value="857" calcext:value-type="float">
            <text:p>857</text:p>
          </table:table-cell>
          <table:table-cell table:style-name="ce2" office:value-type="float" office:value="3298033" calcext:value-type="float">
            <text:p>3298033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79660" calcext:value-type="float">
            <text:p>7966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310851" calcext:value-type="float">
            <text:p>31085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892" calcext:value-type="float">
            <text:p>892</text:p>
          </table:table-cell>
          <table:table-cell table:style-name="ce2" office:value-type="float" office:value="3043834" calcext:value-type="float">
            <text:p>3043834</text:p>
          </table:table-cell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3161105" calcext:value-type="float">
            <text:p>3161105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79740" calcext:value-type="float">
            <text:p>7974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322290" calcext:value-type="float">
            <text:p>32229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3047297" calcext:value-type="float">
            <text:p>3047297</text:p>
          </table:table-cell>
          <table:table-cell table:style-name="ce2" office:value-type="float" office:value="974" calcext:value-type="float">
            <text:p>974</text:p>
          </table:table-cell>
          <table:table-cell table:style-name="ce2" office:value-type="float" office:value="3168496" calcext:value-type="float">
            <text:p>3168496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91214" calcext:value-type="float">
            <text:p>9121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340651" calcext:value-type="float">
            <text:p>34065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 table:number-columns-repeated="5"/>
          <table:table-cell table:number-columns-repeated="6"/>
          <table:table-cell table:style-name="ce6" table:number-columns-repeated="4"/>
          <table:table-cell table:number-columns-repeated="1009"/>
        </table:table-row>
        <table:table-row table:style-name="ro1" table:number-rows-repeated="5">
          <table:table-cell table:number-columns-repeated="2"/>
          <table:table-cell table:style-name="ce2" table:number-columns-repeated="3"/>
          <table:table-cell table:number-columns-repeated="6"/>
          <table:table-cell table:style-name="ce6" table:number-columns-repeated="4"/>
          <table:table-cell table:number-columns-repeated="1009"/>
        </table:table-row>
        <table:table-row table:style-name="ro1" table:number-rows-repeated="2">
          <table:table-cell table:style-name="ce1"/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 office:value-type="string" calcext:value-type="string">
            <text:p>App219:com.abto.manicure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 office:value-type="string" calcext:value-type="string">
            <text:p>target1(add), Range: 1 - 15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938" calcext:value-type="float">
            <text:p>3938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756567" calcext:value-type="float">
            <text:p>75656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796" calcext:value-type="float">
            <text:p>1796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746748" calcext:value-type="float">
            <text:p>746748</text:p>
          </table:table-cell>
          <table:table-cell/>
          <table:table-cell table:style-name="ce6" table:formula="of:=(SUM([.B146:.B160])-SUM([.G146:.G160]))/SUM([.B146:.B160])" office:value-type="percentage" office:value="0.571428571428571" calcext:value-type="percentage">
            <text:p>57.14%</text:p>
          </table:table-cell>
          <table:table-cell table:style-name="ce6" table:formula="of:=(SUM([.C146:.C160])-SUM([.H146:.H160]))/SUM([.C146:.C160])" office:value-type="percentage" office:value="0.595661694265773" calcext:value-type="percentage">
            <text:p>59.57%</text:p>
          </table:table-cell>
          <table:table-cell table:style-name="ce6" table:formula="of:=(SUM([.D146:.D160])-SUM([.I146:.I160]))/SUM([.D146:.D160])" office:value-type="percentage" office:value="-0.00115008625646924" calcext:value-type="percentage">
            <text:p>-0.12%</text:p>
          </table:table-cell>
          <table:table-cell table:style-name="ce6" table:formula="of:=(SUM([.E146:.E160])-SUM([.J146:.J160]))/SUM([.E146:.E160])" office:value-type="percentage" office:value="0.0420884926635748" calcext:value-type="percentage">
            <text:p>4.21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2" office:value-type="float" office:value="3605" calcext:value-type="float">
            <text:p>3605</text:p>
          </table:table-cell>
          <table:table-cell table:style-name="ce2" office:value-type="float" office:value="709" calcext:value-type="float">
            <text:p>709</text:p>
          </table:table-cell>
          <table:table-cell table:style-name="ce2" office:value-type="float" office:value="776009" calcext:value-type="float">
            <text:p>77600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798" calcext:value-type="float">
            <text:p>1798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767595" calcext:value-type="float">
            <text:p>76759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2" office:value-type="float" office:value="4443" calcext:value-type="float">
            <text:p>4443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744796" calcext:value-type="float">
            <text:p>74479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503" calcext:value-type="float">
            <text:p>1503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769106" calcext:value-type="float">
            <text:p>76910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2" office:value-type="float" office:value="3959" calcext:value-type="float">
            <text:p>3959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754485" calcext:value-type="float">
            <text:p>75448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502" calcext:value-type="float">
            <text:p>2502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734661" calcext:value-type="float">
            <text:p>73466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2" office:value-type="float" office:value="4192" calcext:value-type="float">
            <text:p>4192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770751" calcext:value-type="float">
            <text:p>77075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348" calcext:value-type="float">
            <text:p>1348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750235" calcext:value-type="float">
            <text:p>75023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2"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2" office:value-type="float" office:value="7623" calcext:value-type="float">
            <text:p>7623</text:p>
          </table:table-cell>
          <table:table-cell table:style-name="ce2" office:value-type="float" office:value="684" calcext:value-type="float">
            <text:p>684</text:p>
          </table:table-cell>
          <table:table-cell table:style-name="ce2" office:value-type="float" office:value="790972" calcext:value-type="float">
            <text:p>790972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413" calcext:value-type="float">
            <text:p>1413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744315" calcext:value-type="float">
            <text:p>74431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2">
          <table:table-cell table:style-name="ce3"/>
          <table:table-cell table:style-name="ce2" office:value-type="float" office:value="9" calcext:value-type="float">
            <text:p>9</text:p>
          </table:table-cell>
          <table:table-cell table:style-name="ce2" office:value-type="float" office:value="7034" calcext:value-type="float">
            <text:p>7034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817086" calcext:value-type="float">
            <text:p>81708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068" calcext:value-type="float">
            <text:p>2068</text:p>
          </table:table-cell>
          <table:table-cell table:style-name="ce2" office:value-type="float" office:value="703" calcext:value-type="float">
            <text:p>703</text:p>
          </table:table-cell>
          <table:table-cell table:style-name="ce2" office:value-type="float" office:value="780480" calcext:value-type="float">
            <text:p>78048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2">
          <table:table-cell table:style-name="ce3"/>
          <table:table-cell table:style-name="ce2" office:value-type="float" office:value="9" calcext:value-type="float">
            <text:p>9</text:p>
          </table:table-cell>
          <table:table-cell table:style-name="ce2" office:value-type="float" office:value="5498" calcext:value-type="float">
            <text:p>5498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751824" calcext:value-type="float">
            <text:p>75182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680" calcext:value-type="float">
            <text:p>2680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748777" calcext:value-type="float">
            <text:p>74877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2">
          <table:table-cell table:style-name="ce3"/>
          <table:table-cell table:style-name="ce2" office:value-type="float" office:value="6" calcext:value-type="float">
            <text:p>6</text:p>
          </table:table-cell>
          <table:table-cell table:style-name="ce2" office:value-type="float" office:value="2940" calcext:value-type="float">
            <text:p>2940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962714" calcext:value-type="float">
            <text:p>96271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580" calcext:value-type="float">
            <text:p>2580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719852" calcext:value-type="float">
            <text:p>71985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2">
          <table:table-cell table:style-name="ce3"/>
          <table:table-cell table:style-name="ce2" office:value-type="float" office:value="9" calcext:value-type="float">
            <text:p>9</text:p>
          </table:table-cell>
          <table:table-cell table:style-name="ce2" office:value-type="float" office:value="4674" calcext:value-type="float">
            <text:p>4674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748730" calcext:value-type="float">
            <text:p>74873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510" calcext:value-type="float">
            <text:p>1510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746655" calcext:value-type="float">
            <text:p>74665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2">
          <table:table-cell table:style-name="ce3"/>
          <table:table-cell table:style-name="ce2" office:value-type="float" office:value="9" calcext:value-type="float">
            <text:p>9</text:p>
          </table:table-cell>
          <table:table-cell table:style-name="ce2" office:value-type="float" office:value="7978" calcext:value-type="float">
            <text:p>7978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899107" calcext:value-type="float">
            <text:p>89910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100" calcext:value-type="float">
            <text:p>2100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759116" calcext:value-type="float">
            <text:p>75911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2">
          <table:table-cell table:style-name="ce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4503" calcext:value-type="float">
            <text:p>4503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765967" calcext:value-type="float">
            <text:p>76596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777349" calcext:value-type="float">
            <text:p>77734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2">
          <table:table-cell table:style-name="ce3"/>
          <table:table-cell table:style-name="ce2" office:value-type="float" office:value="9" calcext:value-type="float">
            <text:p>9</text:p>
          </table:table-cell>
          <table:table-cell table:style-name="ce2" office:value-type="float" office:value="3958" calcext:value-type="float">
            <text:p>3958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751656" calcext:value-type="float">
            <text:p>751656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801281" calcext:value-type="float">
            <text:p>80128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2">
          <table:table-cell table:style-name="ce3"/>
          <table:table-cell table:style-name="ce2" office:value-type="float" office:value="9" calcext:value-type="float">
            <text:p>9</text:p>
          </table:table-cell>
          <table:table-cell table:style-name="ce2" office:value-type="float" office:value="3971" calcext:value-type="float">
            <text:p>3971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769985" calcext:value-type="float">
            <text:p>76998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115" calcext:value-type="float">
            <text:p>2115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55075" calcext:value-type="float">
            <text:p>75507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2">
          <table:table-cell table:style-name="ce3"/>
          <table:table-cell table:style-name="ce2" office:value-type="float" office:value="9" calcext:value-type="float">
            <text:p>9</text:p>
          </table:table-cell>
          <table:table-cell table:style-name="ce2" office:value-type="float" office:value="4754" calcext:value-type="float">
            <text:p>4754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792876" calcext:value-type="float">
            <text:p>792876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230" calcext:value-type="float">
            <text:p>3230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753383" calcext:value-type="float">
            <text:p>75338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928" calcext:value-type="float">
            <text:p>6928</text:p>
          </table:table-cell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759380" calcext:value-type="float">
            <text:p>75938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365" calcext:value-type="float">
            <text:p>1365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767763" calcext:value-type="float">
            <text:p>767763</text:p>
          </table:table-cell>
          <table:table-cell/>
          <table:table-cell table:style-name="ce6" table:formula="of:=(SUM([.B161:.B175])-SUM([.G161:.G175]))/SUM([.B161:.B175])" office:value-type="percentage" office:value="0.737623762376238" calcext:value-type="percentage">
            <text:p>73.76%</text:p>
          </table:table-cell>
          <table:table-cell table:style-name="ce6" table:formula="of:=(SUM([.C161:.C175])-SUM([.H161:.H175]))/SUM([.C161:.C175])" office:value-type="percentage" office:value="0.706053258856868" calcext:value-type="percentage">
            <text:p>70.61%</text:p>
          </table:table-cell>
          <table:table-cell table:style-name="ce6" table:formula="of:=(SUM([.D161:.D175])-SUM([.I161:.I175]))/SUM([.D161:.D175])" office:value-type="percentage" office:value="0.0146290491118077" calcext:value-type="percentage">
            <text:p>1.46%</text:p>
          </table:table-cell>
          <table:table-cell table:style-name="ce6" table:formula="of:=(SUM([.E161:.E175])-SUM([.J161:.J175]))/SUM([.E161:.E175])" office:value-type="percentage" office:value="0.00395626319227933" calcext:value-type="percentage">
            <text:p>0.40%</text:p>
          </table:table-cell>
          <table:table-cell/>
          <table:table-cell table:style-name="ce6"/>
          <table:table-cell table:number-columns-repeated="1007"/>
        </table:table-row>
        <table:table-row table:style-name="ro1">
          <table:table-cell table:style-name="ce1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65" calcext:value-type="float">
            <text:p>5865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764356" calcext:value-type="float">
            <text:p>76435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463" calcext:value-type="float">
            <text:p>1463</text:p>
          </table:table-cell>
          <table:table-cell table:style-name="ce2" office:value-type="float" office:value="686" calcext:value-type="float">
            <text:p>686</text:p>
          </table:table-cell>
          <table:table-cell table:style-name="ce2" office:value-type="float" office:value="762176" calcext:value-type="float">
            <text:p>76217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7068" calcext:value-type="float">
            <text:p>7068</text:p>
          </table:table-cell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764251" calcext:value-type="float">
            <text:p>76425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046" calcext:value-type="float">
            <text:p>2046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765776" calcext:value-type="float">
            <text:p>76577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7936" calcext:value-type="float">
            <text:p>7936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743868" calcext:value-type="float">
            <text:p>74386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98" calcext:value-type="float">
            <text:p>1998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753454" calcext:value-type="float">
            <text:p>75345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6298" calcext:value-type="float">
            <text:p>6298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787647" calcext:value-type="float">
            <text:p>78764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802" calcext:value-type="float">
            <text:p>1802</text:p>
          </table:table-cell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758091" calcext:value-type="float">
            <text:p>758091</text:p>
          </table:table-cell>
          <table:table-cell table:number-columns-repeated="2"/>
          <table:table-cell table:style-name="ce6" table:number-columns-repeated="3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6274" calcext:value-type="float">
            <text:p>6274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760296" calcext:value-type="float">
            <text:p>760296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2213" calcext:value-type="float">
            <text:p>2213</text:p>
          </table:table-cell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761008" calcext:value-type="float">
            <text:p>76100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6104" calcext:value-type="float">
            <text:p>6104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777853" calcext:value-type="float">
            <text:p>77785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742186" calcext:value-type="float">
            <text:p>74218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6242" calcext:value-type="float">
            <text:p>6242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762508" calcext:value-type="float">
            <text:p>76250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349" calcext:value-type="float">
            <text:p>2349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766530" calcext:value-type="float">
            <text:p>76653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6780" calcext:value-type="float">
            <text:p>6780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86188" calcext:value-type="float">
            <text:p>786188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453" calcext:value-type="float">
            <text:p>1453</text:p>
          </table:table-cell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750960" calcext:value-type="float">
            <text:p>75096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38" calcext:value-type="float">
            <text:p>6038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781889" calcext:value-type="float">
            <text:p>78188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26" calcext:value-type="float">
            <text:p>1926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741096" calcext:value-type="float">
            <text:p>74109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6721" calcext:value-type="float">
            <text:p>6721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799118" calcext:value-type="float">
            <text:p>799118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902" calcext:value-type="float">
            <text:p>1902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986226" calcext:value-type="float">
            <text:p>98622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11" calcext:value-type="float">
            <text:p>11</text:p>
          </table:table-cell>
          <table:table-cell table:style-name="ce2" office:value-type="float" office:value="4848" calcext:value-type="float">
            <text:p>4848</text:p>
          </table:table-cell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799780" calcext:value-type="float">
            <text:p>79978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427" calcext:value-type="float">
            <text:p>3427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768482" calcext:value-type="float">
            <text:p>76848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13" calcext:value-type="float">
            <text:p>13</text:p>
          </table:table-cell>
          <table:table-cell table:style-name="ce2" office:value-type="float" office:value="6210" calcext:value-type="float">
            <text:p>6210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778671" calcext:value-type="float">
            <text:p>778671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421" calcext:value-type="float">
            <text:p>1421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750060" calcext:value-type="float">
            <text:p>75006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6836" calcext:value-type="float">
            <text:p>6836</text:p>
          </table:table-cell>
          <table:table-cell table:style-name="ce2" office:value-type="float" office:value="699" calcext:value-type="float">
            <text:p>699</text:p>
          </table:table-cell>
          <table:table-cell table:style-name="ce2" office:value-type="float" office:value="766115" calcext:value-type="float">
            <text:p>76611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586" calcext:value-type="float">
            <text:p>1586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756152" calcext:value-type="float">
            <text:p>75615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01" calcext:value-type="float">
            <text:p>7601</text:p>
          </table:table-cell>
          <table:table-cell table:style-name="ce2" office:value-type="float" office:value="704" calcext:value-type="float">
            <text:p>704</text:p>
          </table:table-cell>
          <table:table-cell table:style-name="ce2" office:value-type="float" office:value="782828" calcext:value-type="float">
            <text:p>78282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760" calcext:value-type="float">
            <text:p>1760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738837" calcext:value-type="float">
            <text:p>73883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589" calcext:value-type="float">
            <text:p>13589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790762" calcext:value-type="float">
            <text:p>79076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408" calcext:value-type="float">
            <text:p>2408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771354" calcext:value-type="float">
            <text:p>771354</text:p>
          </table:table-cell>
          <table:table-cell/>
          <table:table-cell table:style-name="ce6" table:formula="of:=(SUM([.B176:.B190])-SUM([.G176:.G190]))/SUM([.B176:.B190])" office:value-type="percentage" office:value="0.843672456575682" calcext:value-type="percentage">
            <text:p>84.37%</text:p>
          </table:table-cell>
          <table:table-cell table:style-name="ce6" table:formula="of:=(SUM([.C176:.C190])-SUM([.H176:.H190]))/SUM([.C176:.C190])" office:value-type="percentage" office:value="0.831612337528368" calcext:value-type="percentage">
            <text:p>83.16%</text:p>
          </table:table-cell>
          <table:table-cell table:style-name="ce6" table:formula="of:=(SUM([.D176:.D190])-SUM([.I176:.I190]))/SUM([.D176:.D190])" office:value-type="percentage" office:value="0.0490915764360433" calcext:value-type="percentage">
            <text:p>4.91%</text:p>
          </table:table-cell>
          <table:table-cell table:style-name="ce6" table:formula="of:=(SUM([.E176:.E190])-SUM([.J176:.J190]))/SUM([.E176:.E190])" office:value-type="percentage" office:value="0.0458132037309547" calcext:value-type="percentage">
            <text:p>4.58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2910" calcext:value-type="float">
            <text:p>12910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787725" calcext:value-type="float">
            <text:p>78772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760" calcext:value-type="float">
            <text:p>1760</text:p>
          </table:table-cell>
          <table:table-cell table:style-name="ce2" office:value-type="float" office:value="706" calcext:value-type="float">
            <text:p>706</text:p>
          </table:table-cell>
          <table:table-cell table:style-name="ce2" office:value-type="float" office:value="793521" calcext:value-type="float">
            <text:p>79352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2713" calcext:value-type="float">
            <text:p>12713</text:p>
          </table:table-cell>
          <table:table-cell table:style-name="ce2" office:value-type="float" office:value="720" calcext:value-type="float">
            <text:p>720</text:p>
          </table:table-cell>
          <table:table-cell table:style-name="ce2" office:value-type="float" office:value="807014" calcext:value-type="float">
            <text:p>80701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411" calcext:value-type="float">
            <text:p>2411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774459" calcext:value-type="float">
            <text:p>77445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3195" calcext:value-type="float">
            <text:p>13195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784291" calcext:value-type="float">
            <text:p>78429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191" calcext:value-type="float">
            <text:p>2191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742624" calcext:value-type="float">
            <text:p>74262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0324" calcext:value-type="float">
            <text:p>10324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798714" calcext:value-type="float">
            <text:p>798714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340" calcext:value-type="float">
            <text:p>1340</text:p>
          </table:table-cell>
          <table:table-cell table:style-name="ce2" office:value-type="float" office:value="672" calcext:value-type="float">
            <text:p>672</text:p>
          </table:table-cell>
          <table:table-cell table:style-name="ce2" office:value-type="float" office:value="716679" calcext:value-type="float">
            <text:p>71667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4674" calcext:value-type="float">
            <text:p>14674</text:p>
          </table:table-cell>
          <table:table-cell table:style-name="ce2" office:value-type="float" office:value="716" calcext:value-type="float">
            <text:p>716</text:p>
          </table:table-cell>
          <table:table-cell table:style-name="ce2" office:value-type="float" office:value="785157" calcext:value-type="float">
            <text:p>78515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814" calcext:value-type="float">
            <text:p>2814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777421" calcext:value-type="float">
            <text:p>77742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2845" calcext:value-type="float">
            <text:p>12845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float" office:value="790467" calcext:value-type="float">
            <text:p>79046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794" calcext:value-type="float">
            <text:p>1794</text:p>
          </table:table-cell>
          <table:table-cell table:style-name="ce2" office:value-type="float" office:value="678" calcext:value-type="float">
            <text:p>678</text:p>
          </table:table-cell>
          <table:table-cell table:style-name="ce2" office:value-type="float" office:value="727485" calcext:value-type="float">
            <text:p>72748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2080" calcext:value-type="float">
            <text:p>12080</text:p>
          </table:table-cell>
          <table:table-cell table:style-name="ce2" office:value-type="float" office:value="769" calcext:value-type="float">
            <text:p>769</text:p>
          </table:table-cell>
          <table:table-cell table:style-name="ce2" office:value-type="float" office:value="849242" calcext:value-type="float">
            <text:p>84924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office:value-type="float" office:value="681" calcext:value-type="float">
            <text:p>681</text:p>
          </table:table-cell>
          <table:table-cell table:style-name="ce2" office:value-type="float" office:value="728756" calcext:value-type="float">
            <text:p>72875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191" calcext:value-type="float">
            <text:p>13191</text:p>
          </table:table-cell>
          <table:table-cell table:style-name="ce2" office:value-type="float" office:value="732" calcext:value-type="float">
            <text:p>732</text:p>
          </table:table-cell>
          <table:table-cell table:style-name="ce2" office:value-type="float" office:value="799861" calcext:value-type="float">
            <text:p>79986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75410" calcext:value-type="float">
            <text:p>77541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13975" calcext:value-type="float">
            <text:p>13975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761158" calcext:value-type="float">
            <text:p>76115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767" calcext:value-type="float">
            <text:p>1767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802200" calcext:value-type="float">
            <text:p>80220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654" calcext:value-type="float">
            <text:p>13654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781420" calcext:value-type="float">
            <text:p>78142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685" calcext:value-type="float">
            <text:p>2685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815821" calcext:value-type="float">
            <text:p>81582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2581" calcext:value-type="float">
            <text:p>12581</text:p>
          </table:table-cell>
          <table:table-cell table:style-name="ce2" office:value-type="float" office:value="781" calcext:value-type="float">
            <text:p>781</text:p>
          </table:table-cell>
          <table:table-cell table:style-name="ce2" office:value-type="float" office:value="886517" calcext:value-type="float">
            <text:p>886517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924" calcext:value-type="float">
            <text:p>1924</text:p>
          </table:table-cell>
          <table:table-cell table:style-name="ce2" office:value-type="float" office:value="689" calcext:value-type="float">
            <text:p>689</text:p>
          </table:table-cell>
          <table:table-cell table:style-name="ce2" office:value-type="float" office:value="748176" calcext:value-type="float">
            <text:p>74817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5773" calcext:value-type="float">
            <text:p>15773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808964" calcext:value-type="float">
            <text:p>80896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774" calcext:value-type="float">
            <text:p>1774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743769" calcext:value-type="float">
            <text:p>74376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973" calcext:value-type="float">
            <text:p>10973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790500" calcext:value-type="float">
            <text:p>79050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829" calcext:value-type="float">
            <text:p>1829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766875" calcext:value-type="float">
            <text:p>76687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1403" calcext:value-type="float">
            <text:p>11403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784572" calcext:value-type="float">
            <text:p>78457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4194" calcext:value-type="float">
            <text:p>4194</text:p>
          </table:table-cell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771764" calcext:value-type="float">
            <text:p>77176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63750" calcext:value-type="float">
            <text:p>63750</text:p>
          </table:table-cell>
          <table:table-cell table:style-name="ce2" office:value-type="float" office:value="735" calcext:value-type="float">
            <text:p>735</text:p>
          </table:table-cell>
          <table:table-cell table:style-name="ce2" office:value-type="float" office:value="672567" calcext:value-type="float">
            <text:p>672567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726" calcext:value-type="float">
            <text:p>2726</text:p>
          </table:table-cell>
          <table:table-cell table:style-name="ce2" office:value-type="float" office:value="710" calcext:value-type="float">
            <text:p>710</text:p>
          </table:table-cell>
          <table:table-cell table:style-name="ce2" office:value-type="float" office:value="771650" calcext:value-type="float">
            <text:p>771650</text:p>
          </table:table-cell>
          <table:table-cell/>
          <table:table-cell table:style-name="ce6" table:formula="of:=(SUM([.B191:.B205])-SUM([.G191:.G205]))/SUM([.B191:.B205])" office:value-type="percentage" office:value="0.882160392798691" calcext:value-type="percentage">
            <text:p>88.22%</text:p>
          </table:table-cell>
          <table:table-cell table:style-name="ce6" table:formula="of:=(SUM([.C191:.C205])-SUM([.H191:.H205]))/SUM([.C191:.C205])" office:value-type="percentage" office:value="0.897622560980892" calcext:value-type="percentage">
            <text:p>89.76%</text:p>
          </table:table-cell>
          <table:table-cell table:style-name="ce6" table:formula="of:=(SUM([.D191:.D205])-SUM([.I191:.I205]))/SUM([.D191:.D205])" office:value-type="percentage" office:value="0.0464458435988685" calcext:value-type="percentage">
            <text:p>4.64%</text:p>
          </table:table-cell>
          <table:table-cell table:style-name="ce6" table:formula="of:=(SUM([.E191:.E205])-SUM([.J191:.J205]))/SUM([.E191:.E205])" office:value-type="percentage" office:value="0.058288255201958" calcext:value-type="percentage">
            <text:p>5.83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8418" calcext:value-type="float">
            <text:p>18418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784451" calcext:value-type="float">
            <text:p>78445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2960" calcext:value-type="float">
            <text:p>2960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800599" calcext:value-type="float">
            <text:p>80059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19397" calcext:value-type="float">
            <text:p>19397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800502" calcext:value-type="float">
            <text:p>80050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537" calcext:value-type="float">
            <text:p>2537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791201" calcext:value-type="float">
            <text:p>79120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5349" calcext:value-type="float">
            <text:p>25349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971203" calcext:value-type="float">
            <text:p>971203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435" calcext:value-type="float">
            <text:p>2435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764441" calcext:value-type="float">
            <text:p>76444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20575" calcext:value-type="float">
            <text:p>20575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818335" calcext:value-type="float">
            <text:p>81833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797" calcext:value-type="float">
            <text:p>1797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760778" calcext:value-type="float">
            <text:p>76077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7285" calcext:value-type="float">
            <text:p>17285</text:p>
          </table:table-cell>
          <table:table-cell table:style-name="ce2" office:value-type="float" office:value="723" calcext:value-type="float">
            <text:p>723</text:p>
          </table:table-cell>
          <table:table-cell table:style-name="ce2" office:value-type="float" office:value="777848" calcext:value-type="float">
            <text:p>777848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853" calcext:value-type="float">
            <text:p>1853</text:p>
          </table:table-cell>
          <table:table-cell table:style-name="ce2" office:value-type="float" office:value="686" calcext:value-type="float">
            <text:p>686</text:p>
          </table:table-cell>
          <table:table-cell table:style-name="ce2" office:value-type="float" office:value="761340" calcext:value-type="float">
            <text:p>76134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22742" calcext:value-type="float">
            <text:p>22742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794832" calcext:value-type="float">
            <text:p>794832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765786" calcext:value-type="float">
            <text:p>76578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6934" calcext:value-type="float">
            <text:p>16934</text:p>
          </table:table-cell>
          <table:table-cell table:style-name="ce2" office:value-type="float" office:value="729" calcext:value-type="float">
            <text:p>729</text:p>
          </table:table-cell>
          <table:table-cell table:style-name="ce2" office:value-type="float" office:value="788164" calcext:value-type="float">
            <text:p>78816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211" calcext:value-type="float">
            <text:p>2211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768500" calcext:value-type="float">
            <text:p>76850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20811" calcext:value-type="float">
            <text:p>20811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839738" calcext:value-type="float">
            <text:p>839738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332" calcext:value-type="float">
            <text:p>2332</text:p>
          </table:table-cell>
          <table:table-cell table:style-name="ce2" office:value-type="float" office:value="687" calcext:value-type="float">
            <text:p>687</text:p>
          </table:table-cell>
          <table:table-cell table:style-name="ce2" office:value-type="float" office:value="749402" calcext:value-type="float">
            <text:p>74940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20334" calcext:value-type="float">
            <text:p>20334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858376" calcext:value-type="float">
            <text:p>85837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548" calcext:value-type="float">
            <text:p>2548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758893" calcext:value-type="float">
            <text:p>75889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22734" calcext:value-type="float">
            <text:p>22734</text:p>
          </table:table-cell>
          <table:table-cell table:style-name="ce2" office:value-type="float" office:value="744" calcext:value-type="float">
            <text:p>744</text:p>
          </table:table-cell>
          <table:table-cell table:style-name="ce2" office:value-type="float" office:value="838984" calcext:value-type="float">
            <text:p>83898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770" calcext:value-type="float">
            <text:p>1770</text:p>
          </table:table-cell>
          <table:table-cell table:style-name="ce2" office:value-type="float" office:value="696" calcext:value-type="float">
            <text:p>696</text:p>
          </table:table-cell>
          <table:table-cell table:style-name="ce2" office:value-type="float" office:value="755582" calcext:value-type="float">
            <text:p>75558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704" calcext:value-type="float">
            <text:p>21704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817667" calcext:value-type="float">
            <text:p>817667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304" calcext:value-type="float">
            <text:p>2304</text:p>
          </table:table-cell>
          <table:table-cell table:style-name="ce2" office:value-type="float" office:value="697" calcext:value-type="float">
            <text:p>697</text:p>
          </table:table-cell>
          <table:table-cell table:style-name="ce2" office:value-type="float" office:value="776541" calcext:value-type="float">
            <text:p>77654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8690" calcext:value-type="float">
            <text:p>18690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788090" calcext:value-type="float">
            <text:p>78809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139" calcext:value-type="float">
            <text:p>3139</text:p>
          </table:table-cell>
          <table:table-cell table:style-name="ce2" office:value-type="float" office:value="688" calcext:value-type="float">
            <text:p>688</text:p>
          </table:table-cell>
          <table:table-cell table:style-name="ce2" office:value-type="float" office:value="748776" calcext:value-type="float">
            <text:p>74877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8553" calcext:value-type="float">
            <text:p>18553</text:p>
          </table:table-cell>
          <table:table-cell table:style-name="ce2" office:value-type="float" office:value="737" calcext:value-type="float">
            <text:p>737</text:p>
          </table:table-cell>
          <table:table-cell table:style-name="ce2" office:value-type="float" office:value="832574" calcext:value-type="float">
            <text:p>832574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271" calcext:value-type="float">
            <text:p>2271</text:p>
          </table:table-cell>
          <table:table-cell table:style-name="ce2" office:value-type="float" office:value="683" calcext:value-type="float">
            <text:p>683</text:p>
          </table:table-cell>
          <table:table-cell table:style-name="ce2" office:value-type="float" office:value="743110" calcext:value-type="float">
            <text:p>74311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9021" calcext:value-type="float">
            <text:p>19021</text:p>
          </table:table-cell>
          <table:table-cell table:style-name="ce2" office:value-type="float" office:value="726" calcext:value-type="float">
            <text:p>726</text:p>
          </table:table-cell>
          <table:table-cell table:style-name="ce2" office:value-type="float" office:value="817892" calcext:value-type="float">
            <text:p>81789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2793" calcext:value-type="float">
            <text:p>2793</text:p>
          </table:table-cell>
          <table:table-cell table:style-name="ce2" office:value-type="float" office:value="701" calcext:value-type="float">
            <text:p>701</text:p>
          </table:table-cell>
          <table:table-cell table:style-name="ce2" office:value-type="float" office:value="773436" calcext:value-type="float">
            <text:p>77343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 table:number-columns-repeated="5"/>
          <table:table-cell table:number-columns-repeated="6"/>
          <table:table-cell table:style-name="ce6" table:number-columns-repeated="4"/>
          <table:table-cell table:number-columns-repeated="1009"/>
        </table:table-row>
        <table:table-row table:style-name="ro1" table:number-rows-repeated="5">
          <table:table-cell table:number-columns-repeated="2"/>
          <table:table-cell table:style-name="ce2" table:number-columns-repeated="3"/>
          <table:table-cell table:number-columns-repeated="6"/>
          <table:table-cell table:style-name="ce6" table:number-columns-repeated="4"/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 office:value-type="string" calcext:value-type="string">
            <text:p>App567:com.appekapps.cata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 office:value-type="string" calcext:value-type="string">
            <text:p>target1, Range: 1 - 15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9350" calcext:value-type="float">
            <text:p>935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5323" calcext:value-type="float">
            <text:p>25323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3395" calcext:value-type="float">
            <text:p>3395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3944" calcext:value-type="float">
            <text:p>13944</text:p>
          </table:table-cell>
          <table:table-cell/>
          <table:table-cell table:style-name="ce6" table:formula="of:=(SUM([.B216:.B230])-SUM([.G216:.G230]))/SUM([.B216:.B230])" office:value-type="percentage" office:value="0.436681222707424" calcext:value-type="percentage">
            <text:p>43.67%</text:p>
          </table:table-cell>
          <table:table-cell table:style-name="ce6" table:formula="of:=(SUM([.C216:.C230])-SUM([.H216:.H230]))/SUM([.C216:.C230])" office:value-type="percentage" office:value="0.462938557957008" calcext:value-type="percentage">
            <text:p>46.29%</text:p>
          </table:table-cell>
          <table:table-cell table:style-name="ce6" table:formula="of:=(SUM([.D216:.D230])-SUM([.I216:.I230]))/SUM([.D216:.D230])" office:value-type="percentage" office:value="0.251612903225806" calcext:value-type="percentage">
            <text:p>25.16%</text:p>
          </table:table-cell>
          <table:table-cell table:style-name="ce6" table:formula="of:=(SUM([.E216:.E230])-SUM([.J216:.J230]))/SUM([.E216:.E230])" office:value-type="percentage" office:value="0.272946303280332" calcext:value-type="percentage">
            <text:p>27.29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3977" calcext:value-type="float">
            <text:p>1397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2490" calcext:value-type="float">
            <text:p>4249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707" calcext:value-type="float">
            <text:p>470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195" calcext:value-type="float">
            <text:p>1919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4558" calcext:value-type="float">
            <text:p>1455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148" calcext:value-type="float">
            <text:p>4114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374" calcext:value-type="float">
            <text:p>837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7896" calcext:value-type="float">
            <text:p>2789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5318" calcext:value-type="float">
            <text:p>1531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1178" calcext:value-type="float">
            <text:p>41178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6860" calcext:value-type="float">
            <text:p>1686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9682" calcext:value-type="float">
            <text:p>968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943" calcext:value-type="float">
            <text:p>19943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010" calcext:value-type="float">
            <text:p>1401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0050" calcext:value-type="float">
            <text:p>4005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382" calcext:value-type="float">
            <text:p>1838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337" calcext:value-type="float">
            <text:p>4433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080" calcext:value-type="float">
            <text:p>708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188" calcext:value-type="float">
            <text:p>2018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9918" calcext:value-type="float">
            <text:p>9918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4301" calcext:value-type="float">
            <text:p>24301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7174" calcext:value-type="float">
            <text:p>717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1002" calcext:value-type="float">
            <text:p>3100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8" calcext:value-type="float">
            <text:p>8</text:p>
          </table:table-cell>
          <table:table-cell table:style-name="ce2" office:value-type="float" office:value="6817" calcext:value-type="float">
            <text:p>6817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004" calcext:value-type="float">
            <text:p>17004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7324" calcext:value-type="float">
            <text:p>7324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6424" calcext:value-type="float">
            <text:p>3642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527" calcext:value-type="float">
            <text:p>16527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6458" calcext:value-type="float">
            <text:p>46458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7541" calcext:value-type="float">
            <text:p>7541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015" calcext:value-type="float">
            <text:p>2201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359" calcext:value-type="float">
            <text:p>1535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2450" calcext:value-type="float">
            <text:p>4245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639" calcext:value-type="float">
            <text:p>763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7590" calcext:value-type="float">
            <text:p>2759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202" calcext:value-type="float">
            <text:p>1820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5490" calcext:value-type="float">
            <text:p>4549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695" calcext:value-type="float">
            <text:p>869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5098" calcext:value-type="float">
            <text:p>2509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440" calcext:value-type="float">
            <text:p>844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1670" calcext:value-type="float">
            <text:p>2167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5918" calcext:value-type="float">
            <text:p>5918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4844" calcext:value-type="float">
            <text:p>1484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792" calcext:value-type="float">
            <text:p>2079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841" calcext:value-type="float">
            <text:p>37841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7239" calcext:value-type="float">
            <text:p>723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4472" calcext:value-type="float">
            <text:p>3447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478" calcext:value-type="float">
            <text:p>15478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6649" calcext:value-type="float">
            <text:p>56649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8539" calcext:value-type="float">
            <text:p>853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4158" calcext:value-type="float">
            <text:p>3415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076" calcext:value-type="float">
            <text:p>12076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475" calcext:value-type="float">
            <text:p>2747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706" calcext:value-type="float">
            <text:p>870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4334" calcext:value-type="float">
            <text:p>2433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891" calcext:value-type="float">
            <text:p>30891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2317" calcext:value-type="float">
            <text:p>42317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127" calcext:value-type="float">
            <text:p>1312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4009" calcext:value-type="float">
            <text:p>34009</text:p>
          </table:table-cell>
          <table:table-cell/>
          <table:table-cell table:style-name="ce6" table:formula="of:=(SUM([.B231:.B245])-SUM([.G231:.G245]))/SUM([.B231:.B245])" office:value-type="percentage" office:value="0.569190600522193" calcext:value-type="percentage">
            <text:p>56.92%</text:p>
          </table:table-cell>
          <table:table-cell table:style-name="ce6" table:formula="of:=(SUM([.C231:.C245])-SUM([.H231:.H245]))/SUM([.C231:.C245])" office:value-type="percentage" office:value="0.553956573199858" calcext:value-type="percentage">
            <text:p>55.40%</text:p>
          </table:table-cell>
          <table:table-cell table:style-name="ce6" table:formula="of:=(SUM([.D231:.D245])-SUM([.I231:.I245]))/SUM([.D231:.D245])" office:value-type="percentage" office:value="0.287024901703801" calcext:value-type="percentage">
            <text:p>28.70%</text:p>
          </table:table-cell>
          <table:table-cell table:style-name="ce6" table:formula="of:=(SUM([.E231:.E245])-SUM([.J231:.J245]))/SUM([.E231:.E245])" office:value-type="percentage" office:value="0.272743261798602" calcext:value-type="percentage">
            <text:p>27.27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492" calcext:value-type="float">
            <text:p>1749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807" calcext:value-type="float">
            <text:p>27807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779" calcext:value-type="float">
            <text:p>1177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6209" calcext:value-type="float">
            <text:p>3620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217" calcext:value-type="float">
            <text:p>20217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054" calcext:value-type="float">
            <text:p>36054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7949" calcext:value-type="float">
            <text:p>794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2213" calcext:value-type="float">
            <text:p>3221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20584" calcext:value-type="float">
            <text:p>2058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561" calcext:value-type="float">
            <text:p>3556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142" calcext:value-type="float">
            <text:p>8142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1565" calcext:value-type="float">
            <text:p>2156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1067" calcext:value-type="float">
            <text:p>2106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7830" calcext:value-type="float">
            <text:p>37830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8163" calcext:value-type="float">
            <text:p>816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112" calcext:value-type="float">
            <text:p>3611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140" calcext:value-type="float">
            <text:p>2514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4178" calcext:value-type="float">
            <text:p>54178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7793" calcext:value-type="float">
            <text:p>1779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2693" calcext:value-type="float">
            <text:p>3269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7" calcext:value-type="float">
            <text:p>27</text:p>
          </table:table-cell>
          <table:table-cell table:style-name="ce2" office:value-type="float" office:value="22567" calcext:value-type="float">
            <text:p>2256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6046" calcext:value-type="float">
            <text:p>4604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890" calcext:value-type="float">
            <text:p>6890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2868" calcext:value-type="float">
            <text:p>2286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085" calcext:value-type="float">
            <text:p>2008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4193" calcext:value-type="float">
            <text:p>44193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9212" calcext:value-type="float">
            <text:p>921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093" calcext:value-type="float">
            <text:p>2409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707" calcext:value-type="float">
            <text:p>31707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0711" calcext:value-type="float">
            <text:p>60711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8998" calcext:value-type="float">
            <text:p>899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3831" calcext:value-type="float">
            <text:p>2383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9045" calcext:value-type="float">
            <text:p>1904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4780" calcext:value-type="float">
            <text:p>44780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8100" calcext:value-type="float">
            <text:p>810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7979" calcext:value-type="float">
            <text:p>3797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3">
          <table:table-cell table:style-name="ce3"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102" calcext:value-type="float">
            <text:p>1310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9019" calcext:value-type="float">
            <text:p>29019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746" calcext:value-type="float">
            <text:p>8746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862" calcext:value-type="float">
            <text:p>2386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3">
          <table:table-cell table:style-name="ce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740" calcext:value-type="float">
            <text:p>2074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3440" calcext:value-type="float">
            <text:p>53440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839" calcext:value-type="float">
            <text:p>1183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699" calcext:value-type="float">
            <text:p>3669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3">
          <table:table-cell table:style-name="ce3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396" calcext:value-type="float">
            <text:p>26396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51624" calcext:value-type="float">
            <text:p>51624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8554" calcext:value-type="float">
            <text:p>8554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9148" calcext:value-type="float">
            <text:p>2914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3">
          <table:table-cell table:style-name="ce3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912" calcext:value-type="float">
            <text:p>2791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6380" calcext:value-type="float">
            <text:p>56380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12514" calcext:value-type="float">
            <text:p>12514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52635" calcext:value-type="float">
            <text:p>5263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3">
          <table:table-cell table:style-name="ce3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3404" calcext:value-type="float">
            <text:p>1340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230" calcext:value-type="float">
            <text:p>2823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5544" calcext:value-type="float">
            <text:p>554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470" calcext:value-type="float">
            <text:p>2747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9389" calcext:value-type="float">
            <text:p>49389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9068" calcext:value-type="float">
            <text:p>79068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7245" calcext:value-type="float">
            <text:p>724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1951" calcext:value-type="float">
            <text:p>21951</text:p>
          </table:table-cell>
          <table:table-cell/>
          <table:table-cell table:style-name="ce6" table:formula="of:=(SUM([.B246:.B260])-SUM([.G246:.G260]))/SUM([.B246:.B260])" office:value-type="percentage" office:value="0.72386895475819" calcext:value-type="percentage">
            <text:p>72.39%</text:p>
          </table:table-cell>
          <table:table-cell table:style-name="ce6" table:formula="of:=(SUM([.C246:.C260])-SUM([.H246:.H260]))/SUM([.C246:.C260])" office:value-type="percentage" office:value="0.710471132874706" calcext:value-type="percentage">
            <text:p>71.05%</text:p>
          </table:table-cell>
          <table:table-cell table:style-name="ce6" table:formula="of:=(SUM([.D246:.D260])-SUM([.I246:.I260]))/SUM([.D246:.D260])" office:value-type="percentage" office:value="0.496598639455782" calcext:value-type="percentage">
            <text:p>49.66%</text:p>
          </table:table-cell>
          <table:table-cell table:style-name="ce6" table:formula="of:=(SUM([.E246:.E260])-SUM([.J246:.J260]))/SUM([.E246:.E260])" office:value-type="percentage" office:value="0.487461932012632" calcext:value-type="percentage">
            <text:p>48.75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47821" calcext:value-type="float">
            <text:p>4782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1962" calcext:value-type="float">
            <text:p>71962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390" calcext:value-type="float">
            <text:p>11390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1605" calcext:value-type="float">
            <text:p>4160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47" calcext:value-type="float">
            <text:p>47</text:p>
          </table:table-cell>
          <table:table-cell table:style-name="ce2" office:value-type="float" office:value="41780" calcext:value-type="float">
            <text:p>41780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72330" calcext:value-type="float">
            <text:p>7233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331" calcext:value-type="float">
            <text:p>103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7642" calcext:value-type="float">
            <text:p>2764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8613" calcext:value-type="float">
            <text:p>3861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3432" calcext:value-type="float">
            <text:p>53432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878" calcext:value-type="float">
            <text:p>1287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0144" calcext:value-type="float">
            <text:p>4014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30390" calcext:value-type="float">
            <text:p>30390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5095" calcext:value-type="float">
            <text:p>45095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755" calcext:value-type="float">
            <text:p>15755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259" calcext:value-type="float">
            <text:p>3725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640" calcext:value-type="float">
            <text:p>45640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4347" calcext:value-type="float">
            <text:p>7434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454" calcext:value-type="float">
            <text:p>8454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3595" calcext:value-type="float">
            <text:p>2359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25660" calcext:value-type="float">
            <text:p>25660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9072" calcext:value-type="float">
            <text:p>39072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184" calcext:value-type="float">
            <text:p>1318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076" calcext:value-type="float">
            <text:p>3307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38230" calcext:value-type="float">
            <text:p>38230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58717" calcext:value-type="float">
            <text:p>58717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9560" calcext:value-type="float">
            <text:p>9560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4945" calcext:value-type="float">
            <text:p>2494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44924" calcext:value-type="float">
            <text:p>4492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5279" calcext:value-type="float">
            <text:p>55279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029" calcext:value-type="float">
            <text:p>1702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4313" calcext:value-type="float">
            <text:p>4431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654" calcext:value-type="float">
            <text:p>18654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923" calcext:value-type="float">
            <text:p>27923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945" calcext:value-type="float">
            <text:p>15945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1440" calcext:value-type="float">
            <text:p>3144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8561" calcext:value-type="float">
            <text:p>48561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79638" calcext:value-type="float">
            <text:p>7963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973" calcext:value-type="float">
            <text:p>1097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9948" calcext:value-type="float">
            <text:p>1994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2047" calcext:value-type="float">
            <text:p>42047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68221" calcext:value-type="float">
            <text:p>68221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7288" calcext:value-type="float">
            <text:p>728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933" calcext:value-type="float">
            <text:p>2293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31847" calcext:value-type="float">
            <text:p>3184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6263" calcext:value-type="float">
            <text:p>46263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230" calcext:value-type="float">
            <text:p>1023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8434" calcext:value-type="float">
            <text:p>2843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45" calcext:value-type="float">
            <text:p>45</text:p>
          </table:table-cell>
          <table:table-cell table:style-name="ce2" office:value-type="float" office:value="48780" calcext:value-type="float">
            <text:p>48780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69135" calcext:value-type="float">
            <text:p>69135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131" calcext:value-type="float">
            <text:p>11131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999" calcext:value-type="float">
            <text:p>3199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2337" calcext:value-type="float">
            <text:p>42337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82866" calcext:value-type="float">
            <text:p>82866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782" calcext:value-type="float">
            <text:p>1078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3967" calcext:value-type="float">
            <text:p>4396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8687" calcext:value-type="float">
            <text:p>4868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6746" calcext:value-type="float">
            <text:p>66746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632" calcext:value-type="float">
            <text:p>1763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8804" calcext:value-type="float">
            <text:p>38804</text:p>
          </table:table-cell>
          <table:table-cell/>
          <table:table-cell table:style-name="ce6" table:formula="of:=(SUM([.B261:.B275])-SUM([.G261:.G275]))/SUM([.B261:.B275])" office:value-type="percentage" office:value="0.778642936596218" calcext:value-type="percentage">
            <text:p>77.86%</text:p>
          </table:table-cell>
          <table:table-cell table:style-name="ce6" table:formula="of:=(SUM([.C261:.C275])-SUM([.H261:.H275]))/SUM([.C261:.C275])" office:value-type="percentage" office:value="0.783903034936879" calcext:value-type="percentage">
            <text:p>78.39%</text:p>
          </table:table-cell>
          <table:table-cell table:style-name="ce6" table:formula="of:=(SUM([.D261:.D275])-SUM([.I261:.I275]))/SUM([.D261:.D275])" office:value-type="percentage" office:value="0.597222222222222" calcext:value-type="percentage">
            <text:p>59.72%</text:p>
          </table:table-cell>
          <table:table-cell table:style-name="ce6" table:formula="of:=(SUM([.E261:.E275])-SUM([.J261:.J275]))/SUM([.E261:.E275])" office:value-type="percentage" office:value="0.59950560351011" calcext:value-type="percentage">
            <text:p>59.95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46036" calcext:value-type="float">
            <text:p>46036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63003" calcext:value-type="float">
            <text:p>63003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6511" calcext:value-type="float">
            <text:p>65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0211" calcext:value-type="float">
            <text:p>2021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785" calcext:value-type="float">
            <text:p>3778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0224" calcext:value-type="float">
            <text:p>50224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020" calcext:value-type="float">
            <text:p>1202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0453" calcext:value-type="float">
            <text:p>3045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69" calcext:value-type="float">
            <text:p>69</text:p>
          </table:table-cell>
          <table:table-cell table:style-name="ce2" office:value-type="float" office:value="62445" calcext:value-type="float">
            <text:p>62445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88533" calcext:value-type="float">
            <text:p>88533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1390" calcext:value-type="float">
            <text:p>1139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7757" calcext:value-type="float">
            <text:p>3775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64095" calcext:value-type="float">
            <text:p>6409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94871" calcext:value-type="float">
            <text:p>94871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347" calcext:value-type="float">
            <text:p>10347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4678" calcext:value-type="float">
            <text:p>3467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53" calcext:value-type="float">
            <text:p>53</text:p>
          </table:table-cell>
          <table:table-cell table:style-name="ce2" office:value-type="float" office:value="46087" calcext:value-type="float">
            <text:p>46087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60350" calcext:value-type="float">
            <text:p>60350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495" calcext:value-type="float">
            <text:p>1149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7113" calcext:value-type="float">
            <text:p>2711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 office:value-type="float" office:value="62411" calcext:value-type="float">
            <text:p>62411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86138" calcext:value-type="float">
            <text:p>86138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200" calcext:value-type="float">
            <text:p>1220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35841" calcext:value-type="float">
            <text:p>3584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 office:value-type="float" office:value="66772" calcext:value-type="float">
            <text:p>66772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97516" calcext:value-type="float">
            <text:p>97516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339" calcext:value-type="float">
            <text:p>433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5171" calcext:value-type="float">
            <text:p>1517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56941" calcext:value-type="float">
            <text:p>56941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77172" calcext:value-type="float">
            <text:p>77172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421" calcext:value-type="float">
            <text:p>14421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5129" calcext:value-type="float">
            <text:p>3512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 office:value-type="float" office:value="56164" calcext:value-type="float">
            <text:p>56164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84463" calcext:value-type="float">
            <text:p>84463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" office:value-type="float" office:value="17384" calcext:value-type="float">
            <text:p>1738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75" calcext:value-type="float">
            <text:p>2707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568" calcext:value-type="float">
            <text:p>3656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5670" calcext:value-type="float">
            <text:p>55670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4984" calcext:value-type="float">
            <text:p>1498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0265" calcext:value-type="float">
            <text:p>3026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67" calcext:value-type="float">
            <text:p>67</text:p>
          </table:table-cell>
          <table:table-cell table:style-name="ce2" office:value-type="float" office:value="65345" calcext:value-type="float">
            <text:p>65345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0457" calcext:value-type="float">
            <text:p>90457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1105" calcext:value-type="float">
            <text:p>1110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126" calcext:value-type="float">
            <text:p>3212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36995" calcext:value-type="float">
            <text:p>3699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8364" calcext:value-type="float">
            <text:p>48364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257" calcext:value-type="float">
            <text:p>1225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9167" calcext:value-type="float">
            <text:p>2916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634" calcext:value-type="float">
            <text:p>71634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9327" calcext:value-type="float">
            <text:p>99327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7759" calcext:value-type="float">
            <text:p>7759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402" calcext:value-type="float">
            <text:p>2640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 office:value-type="float" office:value="58164" calcext:value-type="float">
            <text:p>58164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80378" calcext:value-type="float">
            <text:p>80378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2519" calcext:value-type="float">
            <text:p>12519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7658" calcext:value-type="float">
            <text:p>3765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 table:number-columns-repeated="5"/>
          <table:table-cell table:number-columns-repeated="6"/>
          <table:table-cell table:style-name="ce6" table:number-columns-repeated="4"/>
          <table:table-cell table:number-columns-repeated="1009"/>
        </table:table-row>
        <table:table-row table:style-name="ro1" table:number-rows-repeated="5">
          <table:table-cell table:number-columns-repeated="2"/>
          <table:table-cell table:style-name="ce2" table:number-columns-repeated="3"/>
          <table:table-cell table:number-columns-repeated="6"/>
          <table:table-cell table:style-name="ce6" table:number-columns-repeated="4"/>
          <table:table-cell table:number-columns-repeated="1009"/>
        </table:table-row>
        <table:table-row table:style-name="ro1" table:number-rows-repeated="2">
          <table:table-cell table:style-name="ce1"/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 office:value-type="string" calcext:value-type="string">
            <text:p>App802:com.barisefe.technews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 office:value-type="string" calcext:value-type="string">
            <text:p>update, Range 1-15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889" calcext:value-type="float">
            <text:p>11889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360" calcext:value-type="float">
            <text:p>12360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877" calcext:value-type="float">
            <text:p>1287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877" calcext:value-type="float">
            <text:p>12877</text:p>
          </table:table-cell>
          <table:table-cell/>
          <table:table-cell table:style-name="ce6" table:formula="of:=(SUM([.B286:.B300])-SUM([.G286:.G300]))/SUM([.B286:.B300])" office:value-type="percentage" office:value="0.33195020746888" calcext:value-type="percentage">
            <text:p>33.20%</text:p>
          </table:table-cell>
          <table:table-cell table:style-name="ce6" table:formula="of:=(SUM([.C286:.C300])-SUM([.H286:.H300]))/SUM([.C286:.C300])" office:value-type="percentage" office:value="0.330854680791452" calcext:value-type="percentage">
            <text:p>33.09%</text:p>
          </table:table-cell>
          <table:table-cell table:style-name="ce6" table:formula="of:=(SUM([.D286:.D300])-SUM([.I286:.I300]))/SUM([.D286:.D300])" office:value-type="percentage" office:value="0.329292929292929" calcext:value-type="percentage">
            <text:p>32.93%</text:p>
          </table:table-cell>
          <table:table-cell table:style-name="ce6" table:formula="of:=(SUM([.E286:.E300])-SUM([.J286:.J300]))/SUM([.E286:.E300])" office:value-type="percentage" office:value="0.32545267360637" calcext:value-type="percentage">
            <text:p>32.55%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22210" calcext:value-type="float">
            <text:p>2221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2699" calcext:value-type="float">
            <text:p>22699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3280" calcext:value-type="float">
            <text:p>1328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4025" calcext:value-type="float">
            <text:p>1402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18559" calcext:value-type="float">
            <text:p>18559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028" calcext:value-type="float">
            <text:p>19028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6181" calcext:value-type="float">
            <text:p>1618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6665" calcext:value-type="float">
            <text:p>1666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116" calcext:value-type="float">
            <text:p>1511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639" calcext:value-type="float">
            <text:p>15639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807" calcext:value-type="float">
            <text:p>13807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4399" calcext:value-type="float">
            <text:p>1439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41" calcext:value-type="float">
            <text:p>41</text:p>
          </table:table-cell>
          <table:table-cell table:style-name="ce2" office:value-type="float" office:value="21701" calcext:value-type="float">
            <text:p>2170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2226" calcext:value-type="float">
            <text:p>22226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565" calcext:value-type="float">
            <text:p>1556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6354" calcext:value-type="float">
            <text:p>1635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429" calcext:value-type="float">
            <text:p>1542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5901" calcext:value-type="float">
            <text:p>15901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838" calcext:value-type="float">
            <text:p>1183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2395" calcext:value-type="float">
            <text:p>1239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848" calcext:value-type="float">
            <text:p>14848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354" calcext:value-type="float">
            <text:p>15354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7254" calcext:value-type="float">
            <text:p>1725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7774" calcext:value-type="float">
            <text:p>1777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161" calcext:value-type="float">
            <text:p>1816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161" calcext:value-type="float">
            <text:p>18161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366" calcext:value-type="float">
            <text:p>10366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366" calcext:value-type="float">
            <text:p>1036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31412" calcext:value-type="float">
            <text:p>31412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2339" calcext:value-type="float">
            <text:p>32339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7097" calcext:value-type="float">
            <text:p>709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097" calcext:value-type="float">
            <text:p>709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3043" calcext:value-type="float">
            <text:p>1304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584" calcext:value-type="float">
            <text:p>13584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8629" calcext:value-type="float">
            <text:p>8629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9154" calcext:value-type="float">
            <text:p>915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611" calcext:value-type="float">
            <text:p>1261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611" calcext:value-type="float">
            <text:p>12611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5959" calcext:value-type="float">
            <text:p>595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959" calcext:value-type="float">
            <text:p>595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5525" calcext:value-type="float">
            <text:p>155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6046" calcext:value-type="float">
            <text:p>16046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6627" calcext:value-type="float">
            <text:p>1662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7259" calcext:value-type="float">
            <text:p>1725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793" calcext:value-type="float">
            <text:p>14793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263" calcext:value-type="float">
            <text:p>15263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5989" calcext:value-type="float">
            <text:p>598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989" calcext:value-type="float">
            <text:p>598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5924" calcext:value-type="float">
            <text:p>1592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6419" calcext:value-type="float">
            <text:p>16419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3664" calcext:value-type="float">
            <text:p>1366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133" calcext:value-type="float">
            <text:p>1413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22901" calcext:value-type="float">
            <text:p>22901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3371" calcext:value-type="float">
            <text:p>23371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7603" calcext:value-type="float">
            <text:p>760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357" calcext:value-type="float">
            <text:p>835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31337" calcext:value-type="float">
            <text:p>31337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1831" calcext:value-type="float">
            <text:p>31831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606" calcext:value-type="float">
            <text:p>1160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1606" calcext:value-type="float">
            <text:p>11606</text:p>
          </table:table-cell>
          <table:table-cell/>
          <table:table-cell table:style-name="ce6" table:formula="of:=(SUM([.B301:.B315])-SUM([.G301:.G315]))/SUM([.B301:.B315])" office:value-type="percentage" office:value="0.409972299168975" calcext:value-type="percentage">
            <text:p>41.00%</text:p>
          </table:table-cell>
          <table:table-cell table:style-name="ce6" table:formula="of:=(SUM([.C301:.C315])-SUM([.H301:.H315]))/SUM([.C301:.C315])" office:value-type="percentage" office:value="0.453811236786647" calcext:value-type="percentage">
            <text:p>45.38%</text:p>
          </table:table-cell>
          <table:table-cell table:style-name="ce6" table:formula="of:=(SUM([.D301:.D315])-SUM([.I301:.I315]))/SUM([.D301:.D315])" office:value-type="percentage" office:value="0.402455661664393" calcext:value-type="percentage">
            <text:p>40.25%</text:p>
          </table:table-cell>
          <table:table-cell table:style-name="ce6" table:formula="of:=(SUM([.E301:.E315])-SUM([.J301:.J315]))/SUM([.E301:.E315])" office:value-type="percentage" office:value="0.447207203795059" calcext:value-type="percentage">
            <text:p>44.72%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25094" calcext:value-type="float">
            <text:p>2509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844" calcext:value-type="float">
            <text:p>25844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9268" calcext:value-type="float">
            <text:p>1926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779" calcext:value-type="float">
            <text:p>1977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49260" calcext:value-type="float">
            <text:p>4926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9260" calcext:value-type="float">
            <text:p>49260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4166" calcext:value-type="float">
            <text:p>1416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194" calcext:value-type="float">
            <text:p>1519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26575" calcext:value-type="float">
            <text:p>26575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7085" calcext:value-type="float">
            <text:p>27085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706" calcext:value-type="float">
            <text:p>1570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706" calcext:value-type="float">
            <text:p>1570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23826" calcext:value-type="float">
            <text:p>2382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4333" calcext:value-type="float">
            <text:p>24333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750" calcext:value-type="float">
            <text:p>1475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221" calcext:value-type="float">
            <text:p>1522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472" calcext:value-type="float">
            <text:p>2047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472" calcext:value-type="float">
            <text:p>2047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5669" calcext:value-type="float">
            <text:p>15669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6139" calcext:value-type="float">
            <text:p>1613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25469" calcext:value-type="float">
            <text:p>2546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6005" calcext:value-type="float">
            <text:p>26005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246" calcext:value-type="float">
            <text:p>1124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716" calcext:value-type="float">
            <text:p>1171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59" calcext:value-type="float">
            <text:p>59</text:p>
          </table:table-cell>
          <table:table-cell table:style-name="ce2" office:value-type="float" office:value="30492" calcext:value-type="float">
            <text:p>3049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1374" calcext:value-type="float">
            <text:p>31374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3731" calcext:value-type="float">
            <text:p>13731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4254" calcext:value-type="float">
            <text:p>1425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35" calcext:value-type="float">
            <text:p>35</text:p>
          </table:table-cell>
          <table:table-cell table:style-name="ce2" office:value-type="float" office:value="20105" calcext:value-type="float">
            <text:p>2010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633" calcext:value-type="float">
            <text:p>20633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7656" calcext:value-type="float">
            <text:p>1765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8181" calcext:value-type="float">
            <text:p>1818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49" calcext:value-type="float">
            <text:p>49</text:p>
          </table:table-cell>
          <table:table-cell table:style-name="ce2" office:value-type="float" office:value="25626" calcext:value-type="float">
            <text:p>25626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5626" calcext:value-type="float">
            <text:p>25626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2524" calcext:value-type="float">
            <text:p>125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3028" calcext:value-type="float">
            <text:p>1302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46" calcext:value-type="float">
            <text:p>46</text:p>
          </table:table-cell>
          <table:table-cell table:style-name="ce2" office:value-type="float" office:value="24923" calcext:value-type="float">
            <text:p>2492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5461" calcext:value-type="float">
            <text:p>25461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2" office:value-type="float" office:value="19523" calcext:value-type="float">
            <text:p>1952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098" calcext:value-type="float">
            <text:p>2009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821" calcext:value-type="float">
            <text:p>26821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27333" calcext:value-type="float">
            <text:p>27333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170" calcext:value-type="float">
            <text:p>1917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9170" calcext:value-type="float">
            <text:p>1917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072" calcext:value-type="float">
            <text:p>2507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5545" calcext:value-type="float">
            <text:p>25545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15685" calcext:value-type="float">
            <text:p>15685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6195" calcext:value-type="float">
            <text:p>1619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832" calcext:value-type="float">
            <text:p>328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2832" calcext:value-type="float">
            <text:p>32832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7606" calcext:value-type="float">
            <text:p>17606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8246" calcext:value-type="float">
            <text:p>1824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247" calcext:value-type="float">
            <text:p>28247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8810" calcext:value-type="float">
            <text:p>28810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8991" calcext:value-type="float">
            <text:p>899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991" calcext:value-type="float">
            <text:p>899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46618" calcext:value-type="float">
            <text:p>46618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47264" calcext:value-type="float">
            <text:p>47264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21929" calcext:value-type="float">
            <text:p>21929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2699" calcext:value-type="float">
            <text:p>22699</text:p>
          </table:table-cell>
          <table:table-cell/>
          <table:table-cell table:style-name="ce6" table:formula="of:=(SUM([.B316:.B330])-SUM([.G316:.G330]))/SUM([.B316:.B330])" office:value-type="percentage" office:value="0.43633125556545" calcext:value-type="percentage">
            <text:p>43.63%</text:p>
          </table:table-cell>
          <table:table-cell table:style-name="ce6" table:formula="of:=(SUM([.C316:.C330])-SUM([.H316:.H330]))/SUM([.C316:.C330])" office:value-type="percentage" office:value="0.414124219672359" calcext:value-type="percentage">
            <text:p>41.41%</text:p>
          </table:table-cell>
          <table:table-cell table:style-name="ce6" table:formula="of:=(SUM([.D316:.D330])-SUM([.I316:.I330]))/SUM([.D316:.D330])" office:value-type="percentage" office:value="0.431216931216931" calcext:value-type="percentage">
            <text:p>43.12%</text:p>
          </table:table-cell>
          <table:table-cell table:style-name="ce6" table:formula="of:=(SUM([.E316:.E330])-SUM([.J316:.J330]))/SUM([.E316:.E330])" office:value-type="percentage" office:value="0.408784842439945" calcext:value-type="percentage">
            <text:p>40.88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73" calcext:value-type="float">
            <text:p>73</text:p>
          </table:table-cell>
          <table:table-cell table:style-name="ce2" office:value-type="float" office:value="65605" calcext:value-type="float">
            <text:p>65605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66200" calcext:value-type="float">
            <text:p>66200</text:p>
          </table:table-cell>
          <table:table-cell/>
          <table:table-cell table:style-name="ce2" office:value-type="float" office:value="43" calcext:value-type="float">
            <text:p>43</text:p>
          </table:table-cell>
          <table:table-cell table:style-name="ce2" office:value-type="float" office:value="22083" calcext:value-type="float">
            <text:p>2208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3037" calcext:value-type="float">
            <text:p>2303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729" calcext:value-type="float">
            <text:p>3072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30729" calcext:value-type="float">
            <text:p>30729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859" calcext:value-type="float">
            <text:p>28859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8859" calcext:value-type="float">
            <text:p>2885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84" calcext:value-type="float">
            <text:p>84</text:p>
          </table:table-cell>
          <table:table-cell table:style-name="ce2" office:value-type="float" office:value="43090" calcext:value-type="float">
            <text:p>43090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43610" calcext:value-type="float">
            <text:p>43610</text:p>
          </table:table-cell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26973" calcext:value-type="float">
            <text:p>2697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7639" calcext:value-type="float">
            <text:p>2763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73" calcext:value-type="float">
            <text:p>73</text:p>
          </table:table-cell>
          <table:table-cell table:style-name="ce2" office:value-type="float" office:value="41753" calcext:value-type="float">
            <text:p>4175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2275" calcext:value-type="float">
            <text:p>42275</text:p>
          </table:table-cell>
          <table:table-cell/>
          <table:table-cell table:style-name="ce2" office:value-type="float" office:value="41" calcext:value-type="float">
            <text:p>41</text:p>
          </table:table-cell>
          <table:table-cell table:style-name="ce2" office:value-type="float" office:value="20119" calcext:value-type="float">
            <text:p>20119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0119" calcext:value-type="float">
            <text:p>2011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72" calcext:value-type="float">
            <text:p>72</text:p>
          </table:table-cell>
          <table:table-cell table:style-name="ce2" office:value-type="float" office:value="39362" calcext:value-type="float">
            <text:p>3936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39945" calcext:value-type="float">
            <text:p>39945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float" office:value="24912" calcext:value-type="float">
            <text:p>2491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5450" calcext:value-type="float">
            <text:p>2545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82" calcext:value-type="float">
            <text:p>82</text:p>
          </table:table-cell>
          <table:table-cell table:style-name="ce2" office:value-type="float" office:value="39802" calcext:value-type="float">
            <text:p>3980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0315" calcext:value-type="float">
            <text:p>40315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620" calcext:value-type="float">
            <text:p>1462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620" calcext:value-type="float">
            <text:p>1462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72" calcext:value-type="float">
            <text:p>72</text:p>
          </table:table-cell>
          <table:table-cell table:style-name="ce2" office:value-type="float" office:value="51176" calcext:value-type="float">
            <text:p>51176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52099" calcext:value-type="float">
            <text:p>52099</text:p>
          </table:table-cell>
          <table:table-cell/>
          <table:table-cell table:style-name="ce2" office:value-type="float" office:value="44" calcext:value-type="float">
            <text:p>44</text:p>
          </table:table-cell>
          <table:table-cell table:style-name="ce2" office:value-type="float" office:value="25089" calcext:value-type="float">
            <text:p>25089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5609" calcext:value-type="float">
            <text:p>2560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84" calcext:value-type="float">
            <text:p>84</text:p>
          </table:table-cell>
          <table:table-cell table:style-name="ce2" office:value-type="float" office:value="42398" calcext:value-type="float">
            <text:p>4239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2398" calcext:value-type="float">
            <text:p>42398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407" calcext:value-type="float">
            <text:p>30407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0407" calcext:value-type="float">
            <text:p>3040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83" calcext:value-type="float">
            <text:p>83</text:p>
          </table:table-cell>
          <table:table-cell table:style-name="ce2" office:value-type="float" office:value="45700" calcext:value-type="float">
            <text:p>45700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45700" calcext:value-type="float">
            <text:p>45700</text:p>
          </table:table-cell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43885" calcext:value-type="float">
            <text:p>4388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774" calcext:value-type="float">
            <text:p>4477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67" calcext:value-type="float">
            <text:p>67</text:p>
          </table:table-cell>
          <table:table-cell table:style-name="ce2" office:value-type="float" office:value="36713" calcext:value-type="float">
            <text:p>36713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37204" calcext:value-type="float">
            <text:p>37204</text:p>
          </table:table-cell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24698" calcext:value-type="float">
            <text:p>2469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5175" calcext:value-type="float">
            <text:p>2517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45099" calcext:value-type="float">
            <text:p>45099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45586" calcext:value-type="float">
            <text:p>45586</text:p>
          </table:table-cell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3973" calcext:value-type="float">
            <text:p>23973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4592" calcext:value-type="float">
            <text:p>2459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31388" calcext:value-type="float">
            <text:p>3138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1863" calcext:value-type="float">
            <text:p>31863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float" office:value="24040" calcext:value-type="float">
            <text:p>2404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4541" calcext:value-type="float">
            <text:p>2454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78" calcext:value-type="float">
            <text:p>78</text:p>
          </table:table-cell>
          <table:table-cell table:style-name="ce2" office:value-type="float" office:value="40020" calcext:value-type="float">
            <text:p>40020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0495" calcext:value-type="float">
            <text:p>40495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float" office:value="23252" calcext:value-type="float">
            <text:p>2325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983" calcext:value-type="float">
            <text:p>2398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94" calcext:value-type="float">
            <text:p>94</text:p>
          </table:table-cell>
          <table:table-cell table:style-name="ce2" office:value-type="float" office:value="48512" calcext:value-type="float">
            <text:p>48512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48512" calcext:value-type="float">
            <text:p>48512</text:p>
          </table:table-cell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24788" calcext:value-type="float">
            <text:p>2478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5266" calcext:value-type="float">
            <text:p>2526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54100" calcext:value-type="float">
            <text:p>54100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54569" calcext:value-type="float">
            <text:p>54569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 table:style-name="ce2" office:value-type="float" office:value="24280" calcext:value-type="float">
            <text:p>24280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4280" calcext:value-type="float">
            <text:p>24280</text:p>
          </table:table-cell>
          <table:table-cell/>
          <table:table-cell table:style-name="ce6" table:formula="of:=(SUM([.B331:.B345])-SUM([.G331:.G345]))/SUM([.B331:.B345])" office:value-type="percentage" office:value="0.461073825503356" calcext:value-type="percentage">
            <text:p>46.11%</text:p>
          </table:table-cell>
          <table:table-cell table:style-name="ce6" table:formula="of:=(SUM([.C331:.C345])-SUM([.H331:.H345]))/SUM([.C331:.C345])" office:value-type="percentage" office:value="0.436395549331733" calcext:value-type="percentage">
            <text:p>43.64%</text:p>
          </table:table-cell>
          <table:table-cell table:style-name="ce6" table:formula="of:=(SUM([.D331:.D345])-SUM([.I331:.I345]))/SUM([.D331:.D345])" office:value-type="percentage" office:value="0.452" calcext:value-type="percentage">
            <text:p>45.20%</text:p>
          </table:table-cell>
          <table:table-cell table:style-name="ce6" table:formula="of:=(SUM([.E331:.E345])-SUM([.J331:.J345]))/SUM([.E331:.E345])" office:value-type="percentage" office:value="0.426549357350507" calcext:value-type="percentage">
            <text:p>42.65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40578" calcext:value-type="float">
            <text:p>40578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40578" calcext:value-type="float">
            <text:p>40578</text:p>
          </table:table-cell>
          <table:table-cell/>
          <table:table-cell table:style-name="ce2" office:value-type="float" office:value="64" calcext:value-type="float">
            <text:p>64</text:p>
          </table:table-cell>
          <table:table-cell table:style-name="ce2" office:value-type="float" office:value="36108" calcext:value-type="float">
            <text:p>36108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6702" calcext:value-type="float">
            <text:p>3670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8496" calcext:value-type="float">
            <text:p>58496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58972" calcext:value-type="float">
            <text:p>58972</text:p>
          </table:table-cell>
          <table:table-cell/>
          <table:table-cell table:style-name="ce2" office:value-type="float" office:value="47" calcext:value-type="float">
            <text:p>47</text:p>
          </table:table-cell>
          <table:table-cell table:style-name="ce2" office:value-type="float" office:value="28290" calcext:value-type="float">
            <text:p>28290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28763" calcext:value-type="float">
            <text:p>2876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87" calcext:value-type="float">
            <text:p>87</text:p>
          </table:table-cell>
          <table:table-cell table:style-name="ce2" office:value-type="float" office:value="45334" calcext:value-type="float">
            <text:p>45334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45334" calcext:value-type="float">
            <text:p>45334</text:p>
          </table:table-cell>
          <table:table-cell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0452" calcext:value-type="float">
            <text:p>2045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0935" calcext:value-type="float">
            <text:p>2093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99" calcext:value-type="float">
            <text:p>99</text:p>
          </table:table-cell>
          <table:table-cell table:style-name="ce2" office:value-type="float" office:value="66041" calcext:value-type="float">
            <text:p>66041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66041" calcext:value-type="float">
            <text:p>66041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53033" calcext:value-type="float">
            <text:p>53033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54798" calcext:value-type="float">
            <text:p>5479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60835" calcext:value-type="float">
            <text:p>60835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61583" calcext:value-type="float">
            <text:p>61583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27351" calcext:value-type="float">
            <text:p>27351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7818" calcext:value-type="float">
            <text:p>2781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62646" calcext:value-type="float">
            <text:p>62646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63131" calcext:value-type="float">
            <text:p>63131</text:p>
          </table:table-cell>
          <table:table-cell/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993" calcext:value-type="float">
            <text:p>4599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6974" calcext:value-type="float">
            <text:p>4697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87" calcext:value-type="float">
            <text:p>87</text:p>
          </table:table-cell>
          <table:table-cell table:style-name="ce2" office:value-type="float" office:value="50149" calcext:value-type="float">
            <text:p>50149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50727" calcext:value-type="float">
            <text:p>50727</text:p>
          </table:table-cell>
          <table:table-cell/>
          <table:table-cell table:style-name="ce2" office:value-type="float" office:value="59" calcext:value-type="float">
            <text:p>59</text:p>
          </table:table-cell>
          <table:table-cell table:style-name="ce2" office:value-type="float" office:value="36269" calcext:value-type="float">
            <text:p>3626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7020" calcext:value-type="float">
            <text:p>3702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8414" calcext:value-type="float">
            <text:p>584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8931" calcext:value-type="float">
            <text:p>58931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29022" calcext:value-type="float">
            <text:p>29022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9573" calcext:value-type="float">
            <text:p>2957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53951" calcext:value-type="float">
            <text:p>5395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53951" calcext:value-type="float">
            <text:p>53951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27515" calcext:value-type="float">
            <text:p>2751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8030" calcext:value-type="float">
            <text:p>2803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87833" calcext:value-type="float">
            <text:p>87833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87833" calcext:value-type="float">
            <text:p>87833</text:p>
          </table:table-cell>
          <table:table-cell/>
          <table:table-cell table:style-name="ce2" office:value-type="float" office:value="48" calcext:value-type="float">
            <text:p>48</text:p>
          </table:table-cell>
          <table:table-cell table:style-name="ce2" office:value-type="float" office:value="23758" calcext:value-type="float">
            <text:p>2375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4255" calcext:value-type="float">
            <text:p>2425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1111" calcext:value-type="float">
            <text:p>61111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61583" calcext:value-type="float">
            <text:p>61583</text:p>
          </table:table-cell>
          <table:table-cell/>
          <table:table-cell table:style-name="ce2" office:value-type="float" office:value="54" calcext:value-type="float">
            <text:p>54</text:p>
          </table:table-cell>
          <table:table-cell table:style-name="ce2" office:value-type="float" office:value="28863" calcext:value-type="float">
            <text:p>2886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8863" calcext:value-type="float">
            <text:p>2886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78" calcext:value-type="float">
            <text:p>78</text:p>
          </table:table-cell>
          <table:table-cell table:style-name="ce2" office:value-type="float" office:value="40107" calcext:value-type="float">
            <text:p>4010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0576" calcext:value-type="float">
            <text:p>40576</text:p>
          </table:table-cell>
          <table:table-cell/>
          <table:table-cell table:style-name="ce2" office:value-type="float" office:value="65" calcext:value-type="float">
            <text:p>65</text:p>
          </table:table-cell>
          <table:table-cell table:style-name="ce2" office:value-type="float" office:value="33811" calcext:value-type="float">
            <text:p>33811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36522" calcext:value-type="float">
            <text:p>3652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52433" calcext:value-type="float">
            <text:p>52433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52936" calcext:value-type="float">
            <text:p>52936</text:p>
          </table:table-cell>
          <table:table-cell/>
          <table:table-cell table:style-name="ce2" office:value-type="float" office:value="51" calcext:value-type="float">
            <text:p>51</text:p>
          </table:table-cell>
          <table:table-cell table:style-name="ce2" office:value-type="float" office:value="25978" calcext:value-type="float">
            <text:p>2597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449" calcext:value-type="float">
            <text:p>2644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47756" calcext:value-type="float">
            <text:p>47756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8428" calcext:value-type="float">
            <text:p>48428</text:p>
          </table:table-cell>
          <table:table-cell/>
          <table:table-cell table:style-name="ce2" office:value-type="float" office:value="60" calcext:value-type="float">
            <text:p>60</text:p>
          </table:table-cell>
          <table:table-cell table:style-name="ce2" office:value-type="float" office:value="32583" calcext:value-type="float">
            <text:p>32583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33683" calcext:value-type="float">
            <text:p>3368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 table:number-rows-repeated="2">
          <table:table-cell table:style-name="ce1"/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 office:value-type="string" calcext:value-type="string">
            <text:p>App 1447:com.dattanlabs.ridechicago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 office:value-type="string" calcext:value-type="string">
            <text:p>target 1, Range 1 - 10</text:p>
          </table:table-cell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5412" calcext:value-type="float">
            <text:p>15412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4540" calcext:value-type="float">
            <text:p>44540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8507" calcext:value-type="float">
            <text:p>8507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3938" calcext:value-type="float">
            <text:p>33938</text:p>
          </table:table-cell>
          <table:table-cell/>
          <table:table-cell table:style-name="ce6" table:formula="of:=(SUM([.B350:.B364])-SUM([.G350:.G364]))/SUM([.B350:.B364])" office:value-type="percentage" office:value="0.606683804627249" calcext:value-type="percentage">
            <text:p>60.67%</text:p>
          </table:table-cell>
          <table:table-cell table:style-name="ce6" table:formula="of:=(SUM([.C350:.C364])-SUM([.H350:.H364]))/SUM([.C350:.C364])" office:value-type="percentage" office:value="0.581494806556347" calcext:value-type="percentage">
            <text:p>58.15%</text:p>
          </table:table-cell>
          <table:table-cell table:style-name="ce6" table:formula="of:=(SUM([.D350:.D364])-SUM([.I350:.I364]))/SUM([.D350:.D364])" office:value-type="percentage" office:value="0.337068160597572" calcext:value-type="percentage">
            <text:p>33.71%</text:p>
          </table:table-cell>
          <table:table-cell table:style-name="ce6" table:formula="of:=(SUM([.E350:.E364])-SUM([.J350:.J364]))/SUM([.E350:.E364])" office:value-type="percentage" office:value="0.305599957638758" calcext:value-type="percentage">
            <text:p>30.56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910" calcext:value-type="float">
            <text:p>14910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42282" calcext:value-type="float">
            <text:p>42282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668" calcext:value-type="float">
            <text:p>5668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4077" calcext:value-type="float">
            <text:p>2407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9" calcext:value-type="float">
            <text:p>29</text:p>
          </table:table-cell>
          <table:table-cell table:style-name="ce2" office:value-type="float" office:value="14009" calcext:value-type="float">
            <text:p>14009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38111" calcext:value-type="float">
            <text:p>38111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6841" calcext:value-type="float">
            <text:p>684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8527" calcext:value-type="float">
            <text:p>2852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31" calcext:value-type="float">
            <text:p>31</text:p>
          </table:table-cell>
          <table:table-cell table:style-name="ce2" office:value-type="float" office:value="15064" calcext:value-type="float">
            <text:p>15064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2379" calcext:value-type="float">
            <text:p>42379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092" calcext:value-type="float">
            <text:p>509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5317" calcext:value-type="float">
            <text:p>2531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2468" calcext:value-type="float">
            <text:p>12468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6351" calcext:value-type="float">
            <text:p>3635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7366" calcext:value-type="float">
            <text:p>736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5134" calcext:value-type="float">
            <text:p>3513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8" calcext:value-type="float">
            <text:p>28</text:p>
          </table:table-cell>
          <table:table-cell table:style-name="ce2" office:value-type="float" office:value="16195" calcext:value-type="float">
            <text:p>16195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5050" calcext:value-type="float">
            <text:p>35050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465" calcext:value-type="float">
            <text:p>446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4763" calcext:value-type="float">
            <text:p>2476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18073" calcext:value-type="float">
            <text:p>18073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9046" calcext:value-type="float">
            <text:p>49046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5186" calcext:value-type="float">
            <text:p>518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3829" calcext:value-type="float">
            <text:p>2382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5027" calcext:value-type="float">
            <text:p>15027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43245" calcext:value-type="float">
            <text:p>43245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7865" calcext:value-type="float">
            <text:p>786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1288" calcext:value-type="float">
            <text:p>3128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086" calcext:value-type="float">
            <text:p>13086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4193" calcext:value-type="float">
            <text:p>4419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255" calcext:value-type="float">
            <text:p>625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27946" calcext:value-type="float">
            <text:p>2794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3319" calcext:value-type="float">
            <text:p>13319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32073" calcext:value-type="float">
            <text:p>3207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17" calcext:value-type="float">
            <text:p>501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2950" calcext:value-type="float">
            <text:p>2295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644" calcext:value-type="float">
            <text:p>1264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34006" calcext:value-type="float">
            <text:p>34006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434" calcext:value-type="float">
            <text:p>443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797" calcext:value-type="float">
            <text:p>1979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870" calcext:value-type="float">
            <text:p>1287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743" calcext:value-type="float">
            <text:p>37743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805" calcext:value-type="float">
            <text:p>6805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44741" calcext:value-type="float">
            <text:p>4474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565" calcext:value-type="float">
            <text:p>1156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0597" calcext:value-type="float">
            <text:p>30597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642" calcext:value-type="float">
            <text:p>564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6181" calcext:value-type="float">
            <text:p>2618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24" calcext:value-type="float">
            <text:p>24</text:p>
          </table:table-cell>
          <table:table-cell table:style-name="ce2" office:value-type="float" office:value="18984" calcext:value-type="float">
            <text:p>18984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57490" calcext:value-type="float">
            <text:p>5749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5610" calcext:value-type="float">
            <text:p>561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471" calcext:value-type="float">
            <text:p>2347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26" calcext:value-type="float">
            <text:p>26</text:p>
          </table:table-cell>
          <table:table-cell table:style-name="ce2" office:value-type="float" office:value="12897" calcext:value-type="float">
            <text:p>1289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37220" calcext:value-type="float">
            <text:p>3722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5863" calcext:value-type="float">
            <text:p>5863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7685" calcext:value-type="float">
            <text:p>2768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1177" calcext:value-type="float">
            <text:p>51177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94674" calcext:value-type="float">
            <text:p>94674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545" calcext:value-type="float">
            <text:p>554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21259" calcext:value-type="float">
            <text:p>21259</text:p>
          </table:table-cell>
          <table:table-cell/>
          <table:table-cell table:style-name="ce6" table:formula="of:=(SUM([.B365:.B379])-SUM([.G365:.G379]))/SUM([.B365:.B379])" office:value-type="percentage" office:value="0.735384615384615" calcext:value-type="percentage">
            <text:p>73.54%</text:p>
          </table:table-cell>
          <table:table-cell table:style-name="ce6" table:formula="of:=(SUM([.C365:.C379])-SUM([.H365:.H379]))/SUM([.C365:.C379])" office:value-type="percentage" office:value="0.754955309682246" calcext:value-type="percentage">
            <text:p>75.50%</text:p>
          </table:table-cell>
          <table:table-cell table:style-name="ce6" table:formula="of:=(SUM([.D365:.D379])-SUM([.I365:.I379]))/SUM([.D365:.D379])" office:value-type="percentage" office:value="0.423805913570887" calcext:value-type="percentage">
            <text:p>42.38%</text:p>
          </table:table-cell>
          <table:table-cell table:style-name="ce6" table:formula="of:=(SUM([.E365:.E379])-SUM([.J365:.J379]))/SUM([.E365:.E379])" office:value-type="percentage" office:value="0.453551674578633" calcext:value-type="percentage">
            <text:p>45.36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58" calcext:value-type="float">
            <text:p>58</text:p>
          </table:table-cell>
          <table:table-cell table:style-name="ce2" office:value-type="float" office:value="30339" calcext:value-type="float">
            <text:p>30339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57574" calcext:value-type="float">
            <text:p>57574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6539" calcext:value-type="float">
            <text:p>6539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8187" calcext:value-type="float">
            <text:p>2818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36" calcext:value-type="float">
            <text:p>36</text:p>
          </table:table-cell>
          <table:table-cell table:style-name="ce2" office:value-type="float" office:value="20925" calcext:value-type="float">
            <text:p>20925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46631" calcext:value-type="float">
            <text:p>46631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6478" calcext:value-type="float">
            <text:p>6478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27569" calcext:value-type="float">
            <text:p>2756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444" calcext:value-type="float">
            <text:p>19444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8562" calcext:value-type="float">
            <text:p>38562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5435" calcext:value-type="float">
            <text:p>5435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3995" calcext:value-type="float">
            <text:p>2399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43" calcext:value-type="float">
            <text:p>43</text:p>
          </table:table-cell>
          <table:table-cell table:style-name="ce2" office:value-type="float" office:value="21116" calcext:value-type="float">
            <text:p>21116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46205" calcext:value-type="float">
            <text:p>46205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2" office:value-type="float" office:value="8865" calcext:value-type="float">
            <text:p>8865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0096" calcext:value-type="float">
            <text:p>4009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8049" calcext:value-type="float">
            <text:p>18049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39424" calcext:value-type="float">
            <text:p>39424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6918" calcext:value-type="float">
            <text:p>6918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2508" calcext:value-type="float">
            <text:p>3250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37" calcext:value-type="float">
            <text:p>37</text:p>
          </table:table-cell>
          <table:table-cell table:style-name="ce2" office:value-type="float" office:value="18500" calcext:value-type="float">
            <text:p>1850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37993" calcext:value-type="float">
            <text:p>37993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6466" calcext:value-type="float">
            <text:p>6466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30580" calcext:value-type="float">
            <text:p>3058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39" calcext:value-type="float">
            <text:p>39</text:p>
          </table:table-cell>
          <table:table-cell table:style-name="ce2" office:value-type="float" office:value="25222" calcext:value-type="float">
            <text:p>25222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53679" calcext:value-type="float">
            <text:p>53679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6502" calcext:value-type="float">
            <text:p>6502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31349" calcext:value-type="float">
            <text:p>3134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42" calcext:value-type="float">
            <text:p>42</text:p>
          </table:table-cell>
          <table:table-cell table:style-name="ce2" office:value-type="float" office:value="21041" calcext:value-type="float">
            <text:p>21041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41150" calcext:value-type="float">
            <text:p>41150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7069" calcext:value-type="float">
            <text:p>7069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2395" calcext:value-type="float">
            <text:p>3239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57" calcext:value-type="float">
            <text:p>57</text:p>
          </table:table-cell>
          <table:table-cell table:style-name="ce2" office:value-type="float" office:value="28799" calcext:value-type="float">
            <text:p>2879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49820" calcext:value-type="float">
            <text:p>4982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5795" calcext:value-type="float">
            <text:p>5795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24855" calcext:value-type="float">
            <text:p>2485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4304" calcext:value-type="float">
            <text:p>24304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43702" calcext:value-type="float">
            <text:p>43702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510" calcext:value-type="float">
            <text:p>451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9142" calcext:value-type="float">
            <text:p>1914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52" calcext:value-type="float">
            <text:p>52</text:p>
          </table:table-cell>
          <table:table-cell table:style-name="ce2" office:value-type="float" office:value="42758" calcext:value-type="float">
            <text:p>42758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81924" calcext:value-type="float">
            <text:p>81924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4538" calcext:value-type="float">
            <text:p>4538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0093" calcext:value-type="float">
            <text:p>2009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34" calcext:value-type="float">
            <text:p>34</text:p>
          </table:table-cell>
          <table:table-cell table:style-name="ce2" office:value-type="float" office:value="17034" calcext:value-type="float">
            <text:p>17034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32696" calcext:value-type="float">
            <text:p>3269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6771" calcext:value-type="float">
            <text:p>677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6655" calcext:value-type="float">
            <text:p>2665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44" calcext:value-type="float">
            <text:p>44</text:p>
          </table:table-cell>
          <table:table-cell table:style-name="ce2" office:value-type="float" office:value="22026" calcext:value-type="float">
            <text:p>22026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54604" calcext:value-type="float">
            <text:p>54604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6182" calcext:value-type="float">
            <text:p>6182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6324" calcext:value-type="float">
            <text:p>2632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38" calcext:value-type="float">
            <text:p>38</text:p>
          </table:table-cell>
          <table:table-cell table:style-name="ce2" office:value-type="float" office:value="20221" calcext:value-type="float">
            <text:p>20221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39075" calcext:value-type="float">
            <text:p>39075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5738" calcext:value-type="float">
            <text:p>573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9044" calcext:value-type="float">
            <text:p>2904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51607" calcext:value-type="float">
            <text:p>51607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86583" calcext:value-type="float">
            <text:p>86583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592" calcext:value-type="float">
            <text:p>1659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7262" calcext:value-type="float">
            <text:p>57262</text:p>
          </table:table-cell>
          <table:table-cell/>
          <table:table-cell table:style-name="ce6" table:formula="of:=(SUM([.B380:.B394])-SUM([.G380:.G394]))/SUM([.B380:.B394])" office:value-type="percentage" office:value="0.848337388483374" calcext:value-type="percentage">
            <text:p>84.83%</text:p>
          </table:table-cell>
          <table:table-cell table:style-name="ce6" table:formula="of:=(SUM([.C380:.C394])-SUM([.H380:.H394]))/SUM([.C380:.C394])" office:value-type="percentage" office:value="0.740594699512353" calcext:value-type="percentage">
            <text:p>74.06%</text:p>
          </table:table-cell>
          <table:table-cell table:style-name="ce6" table:formula="of:=(SUM([.D380:.D394])-SUM([.I380:.I394]))/SUM([.D380:.D394])" office:value-type="percentage" office:value="0.621909840038778" calcext:value-type="percentage">
            <text:p>62.19%</text:p>
          </table:table-cell>
          <table:table-cell table:style-name="ce6" table:formula="of:=(SUM([.E380:.E394])-SUM([.J380:.J394]))/SUM([.E380:.E394])" office:value-type="percentage" office:value="0.384542396199072" calcext:value-type="percentage">
            <text:p>38.45%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66" calcext:value-type="float">
            <text:p>66</text:p>
          </table:table-cell>
          <table:table-cell table:style-name="ce2" office:value-type="float" office:value="34362" calcext:value-type="float">
            <text:p>3436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56655" calcext:value-type="float">
            <text:p>56655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7801" calcext:value-type="float">
            <text:p>7801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5019" calcext:value-type="float">
            <text:p>3501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69" calcext:value-type="float">
            <text:p>69</text:p>
          </table:table-cell>
          <table:table-cell table:style-name="ce2" office:value-type="float" office:value="33585" calcext:value-type="float">
            <text:p>3358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60961" calcext:value-type="float">
            <text:p>60961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9020" calcext:value-type="float">
            <text:p>902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1996" calcext:value-type="float">
            <text:p>4199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69278" calcext:value-type="float">
            <text:p>69278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08324" calcext:value-type="float">
            <text:p>108324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9806" calcext:value-type="float">
            <text:p>980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5952" calcext:value-type="float">
            <text:p>3595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62007" calcext:value-type="float">
            <text:p>62007</text:p>
          </table:table-cell>
          <table:table-cell table:style-name="ce2" office:value-type="float" office:value="191" calcext:value-type="float">
            <text:p>191</text:p>
          </table:table-cell>
          <table:table-cell table:style-name="ce2" office:value-type="float" office:value="96023" calcext:value-type="float">
            <text:p>96023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634" calcext:value-type="float">
            <text:p>1063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2947" calcext:value-type="float">
            <text:p>5294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69" calcext:value-type="float">
            <text:p>69</text:p>
          </table:table-cell>
          <table:table-cell table:style-name="ce2" office:value-type="float" office:value="34677" calcext:value-type="float">
            <text:p>34677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0883" calcext:value-type="float">
            <text:p>60883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610" calcext:value-type="float">
            <text:p>14610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53457" calcext:value-type="float">
            <text:p>5345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82" calcext:value-type="float">
            <text:p>82</text:p>
          </table:table-cell>
          <table:table-cell table:style-name="ce2" office:value-type="float" office:value="41882" calcext:value-type="float">
            <text:p>4188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68146" calcext:value-type="float">
            <text:p>6814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8912" calcext:value-type="float">
            <text:p>8912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6064" calcext:value-type="float">
            <text:p>3606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92" calcext:value-type="float">
            <text:p>92</text:p>
          </table:table-cell>
          <table:table-cell table:style-name="ce2" office:value-type="float" office:value="57142" calcext:value-type="float">
            <text:p>57142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4240" calcext:value-type="float">
            <text:p>104240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207" calcext:value-type="float">
            <text:p>1120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7851" calcext:value-type="float">
            <text:p>4785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64" calcext:value-type="float">
            <text:p>64</text:p>
          </table:table-cell>
          <table:table-cell table:style-name="ce2" office:value-type="float" office:value="39947" calcext:value-type="float">
            <text:p>39947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70202" calcext:value-type="float">
            <text:p>70202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6230" calcext:value-type="float">
            <text:p>1623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58821" calcext:value-type="float">
            <text:p>5882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85" calcext:value-type="float">
            <text:p>85</text:p>
          </table:table-cell>
          <table:table-cell table:style-name="ce2" office:value-type="float" office:value="42174" calcext:value-type="float">
            <text:p>42174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77644" calcext:value-type="float">
            <text:p>77644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618" calcext:value-type="float">
            <text:p>15618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60322" calcext:value-type="float">
            <text:p>60322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62" calcext:value-type="float">
            <text:p>62</text:p>
          </table:table-cell>
          <table:table-cell table:style-name="ce2" office:value-type="float" office:value="30818" calcext:value-type="float">
            <text:p>30818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50724" calcext:value-type="float">
            <text:p>50724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929" calcext:value-type="float">
            <text:p>10929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4466" calcext:value-type="float">
            <text:p>4446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70" calcext:value-type="float">
            <text:p>70</text:p>
          </table:table-cell>
          <table:table-cell table:style-name="ce2" office:value-type="float" office:value="53528" calcext:value-type="float">
            <text:p>53528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90920" calcext:value-type="float">
            <text:p>9092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8462" calcext:value-type="float">
            <text:p>8462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5526" calcext:value-type="float">
            <text:p>3552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61" calcext:value-type="float">
            <text:p>61</text:p>
          </table:table-cell>
          <table:table-cell table:style-name="ce2" office:value-type="float" office:value="30709" calcext:value-type="float">
            <text:p>30709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2799" calcext:value-type="float">
            <text:p>52799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053" calcext:value-type="float">
            <text:p>1305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49415" calcext:value-type="float">
            <text:p>4941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99" calcext:value-type="float">
            <text:p>99</text:p>
          </table:table-cell>
          <table:table-cell table:style-name="ce2" office:value-type="float" office:value="55683" calcext:value-type="float">
            <text:p>55683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91514" calcext:value-type="float">
            <text:p>91514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366" calcext:value-type="float">
            <text:p>14366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7409" calcext:value-type="float">
            <text:p>5740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/>
          <table:table-cell table:style-name="ce2" office:value-type="float" office:value="94" calcext:value-type="float">
            <text:p>94</text:p>
          </table:table-cell>
          <table:table-cell table:style-name="ce2" office:value-type="float" office:value="49368" calcext:value-type="float">
            <text:p>4936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81573" calcext:value-type="float">
            <text:p>81573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911" calcext:value-type="float">
            <text:p>1091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5695" calcext:value-type="float">
            <text:p>4569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48515" calcext:value-type="float">
            <text:p>48515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75196" calcext:value-type="float">
            <text:p>75196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2965" calcext:value-type="float">
            <text:p>1296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49402" calcext:value-type="float">
            <text:p>49402</text:p>
          </table:table-cell>
          <table:table-cell/>
          <table:table-cell table:style-name="ce6" table:formula="of:=(SUM([.B395:.B409])-SUM([.G395:.G409]))/SUM([.B395:.B409])" office:value-type="percentage" office:value="0.872326203208556" calcext:value-type="percentage">
            <text:p>87.23%</text:p>
          </table:table-cell>
          <table:table-cell table:style-name="ce6" table:formula="of:=(SUM([.C395:.C409])-SUM([.H395:.H409]))/SUM([.C395:.C409])" office:value-type="percentage" office:value="0.781873325695993" calcext:value-type="percentage">
            <text:p>78.19%</text:p>
          </table:table-cell>
          <table:table-cell table:style-name="ce6" table:formula="of:=(SUM([.D395:.D409])-SUM([.I395:.I409]))/SUM([.D395:.D409])" office:value-type="percentage" office:value="0.675877192982456" calcext:value-type="percentage">
            <text:p>67.59%</text:p>
          </table:table-cell>
          <table:table-cell table:style-name="ce6" table:formula="of:=(SUM([.E395:.E409])-SUM([.J395:.J409]))/SUM([.E395:.E409])" office:value-type="percentage" office:value="0.465769912602816" calcext:value-type="percentage">
            <text:p>46.58%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59433" calcext:value-type="float">
            <text:p>59433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90578" calcext:value-type="float">
            <text:p>9057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2099" calcext:value-type="float">
            <text:p>1209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47264" calcext:value-type="float">
            <text:p>4726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78" calcext:value-type="float">
            <text:p>78</text:p>
          </table:table-cell>
          <table:table-cell table:style-name="ce2" office:value-type="float" office:value="39739" calcext:value-type="float">
            <text:p>39739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66225" calcext:value-type="float">
            <text:p>66225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1020" calcext:value-type="float">
            <text:p>11020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2459" calcext:value-type="float">
            <text:p>4245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97" calcext:value-type="float">
            <text:p>97</text:p>
          </table:table-cell>
          <table:table-cell table:style-name="ce2" office:value-type="float" office:value="67872" calcext:value-type="float">
            <text:p>67872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97153" calcext:value-type="float">
            <text:p>97153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3888" calcext:value-type="float">
            <text:p>1388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9244" calcext:value-type="float">
            <text:p>39244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81" calcext:value-type="float">
            <text:p>81</text:p>
          </table:table-cell>
          <table:table-cell table:style-name="ce2" office:value-type="float" office:value="40055" calcext:value-type="float">
            <text:p>4005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62890" calcext:value-type="float">
            <text:p>62890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3491" calcext:value-type="float">
            <text:p>1349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5323" calcext:value-type="float">
            <text:p>45323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95" calcext:value-type="float">
            <text:p>95</text:p>
          </table:table-cell>
          <table:table-cell table:style-name="ce2" office:value-type="float" office:value="47854" calcext:value-type="float">
            <text:p>47854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73114" calcext:value-type="float">
            <text:p>73114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style-name="ce2" office:value-type="float" office:value="18745" calcext:value-type="float">
            <text:p>18745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60211" calcext:value-type="float">
            <text:p>6021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98" calcext:value-type="float">
            <text:p>98</text:p>
          </table:table-cell>
          <table:table-cell table:style-name="ce2" office:value-type="float" office:value="54492" calcext:value-type="float">
            <text:p>5449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82465" calcext:value-type="float">
            <text:p>82465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705" calcext:value-type="float">
            <text:p>1270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8076" calcext:value-type="float">
            <text:p>48076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91" calcext:value-type="float">
            <text:p>91</text:p>
          </table:table-cell>
          <table:table-cell table:style-name="ce2" office:value-type="float" office:value="45531" calcext:value-type="float">
            <text:p>45531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70466" calcext:value-type="float">
            <text:p>70466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497" calcext:value-type="float">
            <text:p>10497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1605" calcext:value-type="float">
            <text:p>4160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71398" calcext:value-type="float">
            <text:p>71398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109041" calcext:value-type="float">
            <text:p>109041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8261" calcext:value-type="float">
            <text:p>826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2230" calcext:value-type="float">
            <text:p>32230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1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43568" calcext:value-type="float">
            <text:p>43568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71139" calcext:value-type="float">
            <text:p>71139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9796" calcext:value-type="float">
            <text:p>9796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625" calcext:value-type="float">
            <text:p>3862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91" calcext:value-type="float">
            <text:p>91</text:p>
          </table:table-cell>
          <table:table-cell table:style-name="ce2" office:value-type="float" office:value="45225" calcext:value-type="float">
            <text:p>45225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70001" calcext:value-type="float">
            <text:p>70001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8177" calcext:value-type="float">
            <text:p>817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4409" calcext:value-type="float">
            <text:p>34409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82319" calcext:value-type="float">
            <text:p>82319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14225" calcext:value-type="float">
            <text:p>114225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1835" calcext:value-type="float">
            <text:p>11835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39555" calcext:value-type="float">
            <text:p>39555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84" calcext:value-type="float">
            <text:p>84</text:p>
          </table:table-cell>
          <table:table-cell table:style-name="ce2" office:value-type="float" office:value="45823" calcext:value-type="float">
            <text:p>45823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71174" calcext:value-type="float">
            <text:p>71174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850" calcext:value-type="float">
            <text:p>1085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4097" calcext:value-type="float">
            <text:p>44097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7401" calcext:value-type="float">
            <text:p>57401</text:p>
          </table:table-cell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90709" calcext:value-type="float">
            <text:p>90709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10587" calcext:value-type="float">
            <text:p>10587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6098" calcext:value-type="float">
            <text:p>56098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52974" calcext:value-type="float">
            <text:p>52974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80263" calcext:value-type="float">
            <text:p>80263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10065" calcext:value-type="float">
            <text:p>1006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5641" calcext:value-type="float">
            <text:p>35641</text:p>
          </table:table-cell>
          <table:table-cell/>
          <table:table-cell table:style-name="ce6" table:number-columns-repeated="4"/>
          <table:table-cell table:number-columns-repeated="1009"/>
        </table:table-row>
        <table:table-row table:style-name="ro1">
          <table:table-cell table:style-name="ce2"/>
          <table:table-cell table:number-columns-repeated="10"/>
          <table:table-cell table:style-name="ce6" table:number-columns-repeated="4"/>
          <table:table-cell table:number-columns-repeated="1009"/>
        </table:table-row>
        <table:table-row table:style-name="ro4" table:number-rows-repeated="10481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29" meta:object-count="0"/>
    <meta:generator>LibreOfficeDev/5.1.0.3$Linux_X86_64 LibreOffice_project/</meta:generator>
  </office:meta>
</office:document-meta>
</file>